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/>
    <style:font-face style:name="Mangal1" svg:font-family="Mangal"/>
    <style:font-face style:name="Arial2" svg:font-family="Arial" style:font-family-generic="roman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etter-spacing="0.04mm" fo:language="ru" fo:country="RU" fo:font-style="normal" style:text-underline-style="none" fo:font-weight="normal" officeooo:paragraph-rsid="000bd9f8" style:letter-kerning="false" fo:background-color="#ffffff" style:font-name-asian="Arial3" style:font-size-asian="12pt" style:language-asian="hi" style:country-asian="IN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4.23mm" fo:text-align="justify" style:justify-single-word="false" fo:text-indent="0mm" style:auto-text-indent="false" style:writing-mode="lr-tb"/>
      <style:text-properties style:use-window-font-color="true" loext:opacity="0%" style:font-name="Times New Roman" fo:font-size="12pt" fo:letter-spacing="normal" fo:language="ru" fo:country="RU" fo:font-style="normal" style:text-underline-style="none" fo:font-weight="normal" officeooo:rsid="006eefa4" officeooo:paragraph-rsid="000bd9f8" style:letter-kerning="false" fo:background-color="transparent" style:font-name-asian="Times New Roman2" style:font-size-asian="12pt" style:language-asian="hi" style:country-asian="I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 style:writing-mode="lr-tb"/>
      <style:text-properties style:font-name="Times New Roman" officeooo:paragraph-rsid="000bd9f8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 style:writing-mode="lr-tb"/>
      <style:text-properties officeooo:paragraph-rsid="000bd9f8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/>
      <style:text-properties style:use-window-font-color="true" loext:opacity="0%" style:font-name="Times New Roman" fo:font-size="12pt" fo:letter-spacing="normal" fo:language="ru" fo:country="RU" officeooo:paragraph-rsid="000bd9f8" fo:background-color="transparent" style:font-name-asian="Times New Roman2" style:font-size-asian="12pt" style:font-name-complex="Times New Roman2"/>
    </style:style>
    <style:style style:name="P6" style:family="paragraph" style:parent-style-name="Standard">
      <style:paragraph-properties fo:margin-left="0mm" fo:margin-right="0mm" fo:margin-top="0mm" fo:margin-bottom="0mm" style:contextual-spacing="false" fo:line-height="4.23mm" fo:text-align="justify" style:justify-single-word="false" fo:text-indent="0mm" style:auto-text-indent="false"/>
      <style:text-properties style:use-window-font-color="true" loext:opacity="0%" style:font-name="Times New Roman" fo:font-size="12pt" fo:letter-spacing="normal" fo:language="ru" fo:country="RU" officeooo:paragraph-rsid="000bd9f8" fo:background-color="transparent" style:font-name-asian="Times New Roman2" style:font-size-asian="12pt" style:font-name-complex="Times New Roman2"/>
    </style:style>
    <style:style style:name="P7" style:family="paragraph" style:parent-style-name="Standard">
      <style:paragraph-properties fo:margin-left="0mm" fo:margin-right="0mm" fo:margin-top="0mm" fo:margin-bottom="0mm" style:contextual-spacing="false" fo:line-height="4.23mm" fo:text-align="justify" style:justify-single-word="false" fo:text-indent="0mm" style:auto-text-indent="false"/>
      <style:text-properties style:font-name="Times New Roman" officeooo:paragraph-rsid="000bd9f8"/>
    </style:style>
    <style:style style:name="P8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/>
      <style:text-properties style:font-name="Times New Roman" officeooo:paragraph-rsid="000bd9f8"/>
    </style:style>
    <style:style style:name="P9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/>
      <style:text-properties style:font-name="Times New Roman" officeooo:paragraph-rsid="001383a5"/>
    </style:style>
    <style:style style:name="P10" style:family="paragraph" style:parent-style-name="Standard">
      <style:paragraph-properties fo:margin-left="0mm" fo:margin-right="0mm" fo:margin-top="0mm" fo:margin-bottom="0mm" style:contextual-spacing="false" fo:line-height="4.23mm" fo:text-align="justify" style:justify-single-word="false" fo:text-indent="0mm" style:auto-text-indent="false"/>
      <style:text-properties style:font-name="Times New Roman" fo:language="ru" fo:country="RU" officeooo:paragraph-rsid="000bd9f8"/>
    </style:style>
    <style:style style:name="P11" style:family="paragraph" style:parent-style-name="Standard">
      <style:paragraph-properties fo:margin-left="0mm" fo:margin-right="0mm" fo:margin-top="0mm" fo:margin-bottom="0mm" style:contextual-spacing="false" fo:line-height="4.23mm" fo:text-align="start" style:justify-single-word="false" fo:text-indent="0mm" style:auto-text-indent="false"/>
      <style:text-properties officeooo:paragraph-rsid="000bd9f8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use-window-font-color="true" loext:opacity="0%" style:font-name="Times New Roman" fo:font-size="12pt" fo:language="ru" fo:country="RU" fo:font-style="normal" style:text-underline-style="none" fo:font-weight="normal" officeooo:rsid="006eefa4" officeooo:paragraph-rsid="000bd9f8" style:letter-kerning="false" style:font-name-asian="Arial3" style:font-size-asian="12pt" style:language-asian="hi" style:country-asian="IN" style:font-style-asian="normal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use-window-font-color="true" loext:opacity="0%" style:font-name="Times New Roman" fo:font-size="12pt" fo:letter-spacing="0.04mm" fo:language="ru" fo:country="RU" fo:font-style="normal" style:text-underline-style="none" fo:font-weight="normal" officeooo:rsid="006eefa4" officeooo:paragraph-rsid="000bd9f8" style:letter-kerning="false" fo:background-color="#ffffff" style:font-name-asian="Arial3" style:font-size-asian="12pt" style:language-asian="hi" style:country-asian="IN" style:font-style-asian="normal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 New Roman" fo:language="ru" fo:country="RU" officeooo:rsid="0016f69b" officeooo:paragraph-rsid="000bd9f8"/>
    </style:style>
    <style:style style:name="P15" style:family="paragraph" style:parent-style-name="Standard">
      <style:paragraph-properties style:writing-mode="lr-tb"/>
      <style:text-properties style:font-name="Times New Roman" fo:language="ru" fo:country="RU" officeooo:rsid="0016f69b" officeooo:paragraph-rsid="000bd9f8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language="ru" fo:country="RU" officeooo:rsid="0038e05e" officeooo:paragraph-rsid="000bd9f8"/>
    </style:style>
    <style:style style:name="P17" style:family="paragraph" style:parent-style-name="Standard">
      <style:paragraph-properties style:writing-mode="lr-tb"/>
      <style:text-properties style:font-name="Times New Roman" fo:language="ru" fo:country="RU" officeooo:paragraph-rsid="000bd9f8"/>
    </style:style>
    <style:style style:name="P18" style:family="paragraph" style:parent-style-name="Standard">
      <style:paragraph-properties style:writing-mode="lr-tb"/>
      <style:text-properties style:font-name="Times New Roman" fo:language="ru" fo:country="RU" officeooo:rsid="001bc959" officeooo:paragraph-rsid="000bd9f8"/>
    </style:style>
    <style:style style:name="P19" style:family="paragraph" style:parent-style-name="Standard">
      <style:paragraph-properties style:writing-mode="lr-tb"/>
      <style:text-properties style:font-name="Times New Roman" fo:language="ru" fo:country="RU" officeooo:rsid="0031dd4d" officeooo:paragraph-rsid="000bd9f8"/>
    </style:style>
    <style:style style:name="P20" style:family="paragraph" style:parent-style-name="Standard">
      <style:paragraph-properties style:writing-mode="lr-tb"/>
      <style:text-properties style:font-name="Times New Roman" fo:language="ru" fo:country="RU" officeooo:rsid="00dfd14a" officeooo:paragraph-rsid="000bd9f8"/>
    </style:style>
    <style:style style:name="P21" style:family="paragraph" style:parent-style-name="Standard">
      <style:paragraph-properties style:writing-mode="lr-tb"/>
      <style:text-properties style:font-name="Times New Roman" fo:language="ru" fo:country="RU" officeooo:rsid="00218dd2" officeooo:paragraph-rsid="000bd9f8"/>
    </style:style>
    <style:style style:name="P22" style:family="paragraph" style:parent-style-name="Standard">
      <style:paragraph-properties style:writing-mode="lr-tb"/>
      <style:text-properties style:font-name="Times New Roman" fo:language="ru" fo:country="RU" officeooo:rsid="009bfd74" officeooo:paragraph-rsid="000bd9f8"/>
    </style:style>
    <style:style style:name="P23" style:family="paragraph" style:parent-style-name="Standard">
      <style:paragraph-properties style:writing-mode="lr-tb"/>
      <style:text-properties style:font-name="Times New Roman" fo:language="ru" fo:country="RU" officeooo:rsid="009de6da" officeooo:paragraph-rsid="000bd9f8"/>
    </style:style>
    <style:style style:name="P24" style:family="paragraph" style:parent-style-name="Standard">
      <style:paragraph-properties style:writing-mode="lr-tb"/>
      <style:text-properties style:font-name="Times New Roman" fo:language="ru" fo:country="RU" officeooo:rsid="002a6e05" officeooo:paragraph-rsid="000bd9f8"/>
    </style:style>
    <style:style style:name="P25" style:family="paragraph" style:parent-style-name="Standard">
      <style:paragraph-properties style:writing-mode="lr-tb"/>
      <style:text-properties style:font-name="Times New Roman" fo:language="ru" fo:country="RU" officeooo:rsid="00db0b0e" officeooo:paragraph-rsid="000bd9f8"/>
    </style:style>
    <style:style style:name="P26" style:family="paragraph" style:parent-style-name="Standard">
      <style:paragraph-properties style:writing-mode="lr-tb"/>
      <style:text-properties style:font-name="Times New Roman" fo:language="ru" fo:country="RU" officeooo:rsid="00e0d3c4" officeooo:paragraph-rsid="000bd9f8"/>
    </style:style>
    <style:style style:name="P27" style:family="paragraph" style:parent-style-name="Standard">
      <style:paragraph-properties style:writing-mode="lr-tb"/>
      <style:text-properties style:font-name="Times New Roman" fo:language="ru" fo:country="RU" officeooo:rsid="01070488" officeooo:paragraph-rsid="000bd9f8"/>
    </style:style>
    <style:style style:name="P28" style:family="paragraph" style:parent-style-name="Standard">
      <style:paragraph-properties style:writing-mode="lr-tb"/>
      <style:text-properties style:font-name="Times New Roman" fo:language="ru" fo:country="RU" officeooo:rsid="0107ab51" officeooo:paragraph-rsid="000bd9f8"/>
    </style:style>
    <style:style style:name="P29" style:family="paragraph" style:parent-style-name="Standard">
      <style:paragraph-properties style:writing-mode="lr-tb"/>
      <style:text-properties style:font-name="Times New Roman" fo:language="ru" fo:country="RU" officeooo:rsid="010945d5" officeooo:paragraph-rsid="000bd9f8"/>
    </style:style>
    <style:style style:name="P30" style:family="paragraph" style:parent-style-name="Standard">
      <style:paragraph-properties style:writing-mode="lr-tb"/>
      <style:text-properties style:font-name="Times New Roman" fo:language="ru" fo:country="RU" officeooo:rsid="0112369c" officeooo:paragraph-rsid="000bd9f8"/>
    </style:style>
    <style:style style:name="P31" style:family="paragraph" style:parent-style-name="Standard">
      <style:paragraph-properties style:writing-mode="lr-tb"/>
      <style:text-properties style:font-name="Times New Roman" fo:language="ru" fo:country="RU" officeooo:rsid="01195543" officeooo:paragraph-rsid="000bd9f8"/>
    </style:style>
    <style:style style:name="P32" style:family="paragraph" style:parent-style-name="Standard">
      <style:paragraph-properties style:writing-mode="lr-tb"/>
      <style:text-properties style:font-name="Times New Roman" fo:language="ru" fo:country="RU" officeooo:rsid="00e43f4a" officeooo:paragraph-rsid="000bd9f8"/>
    </style:style>
    <style:style style:name="P33" style:family="paragraph" style:parent-style-name="Standard">
      <style:paragraph-properties style:writing-mode="lr-tb"/>
      <style:text-properties style:font-name="Times New Roman" fo:language="ru" fo:country="RU" officeooo:rsid="015ba8b3" officeooo:paragraph-rsid="000bd9f8"/>
    </style:style>
    <style:style style:name="P34" style:family="paragraph" style:parent-style-name="Standard">
      <style:paragraph-properties style:writing-mode="lr-tb"/>
      <style:text-properties style:font-name="Times New Roman" fo:language="ru" fo:country="RU" officeooo:rsid="01688e8e" officeooo:paragraph-rsid="000bd9f8"/>
    </style:style>
    <style:style style:name="P35" style:family="paragraph" style:parent-style-name="Standard">
      <style:paragraph-properties style:writing-mode="lr-tb"/>
      <style:text-properties style:font-name="Times New Roman" fo:language="en" fo:country="US" officeooo:rsid="00dfd14a" officeooo:paragraph-rsid="000bd9f8"/>
    </style:style>
    <style:style style:name="P36" style:family="paragraph" style:parent-style-name="Standard">
      <style:paragraph-properties style:writing-mode="lr-tb"/>
      <style:text-properties style:font-name="Times New Roman" fo:language="en" fo:country="US" officeooo:rsid="00e19ec5" officeooo:paragraph-rsid="000bd9f8"/>
    </style:style>
    <style:style style:name="P37" style:family="paragraph" style:parent-style-name="Standard">
      <style:paragraph-properties style:writing-mode="lr-tb"/>
      <style:text-properties style:font-name="Times New Roman" fo:language="en" fo:country="US" officeooo:rsid="0107ab51" officeooo:paragraph-rsid="000bd9f8"/>
    </style:style>
    <style:style style:name="P38" style:family="paragraph" style:parent-style-name="Standard">
      <style:paragraph-properties style:writing-mode="lr-tb"/>
      <style:text-properties style:font-name="Times New Roman" fo:language="en" fo:country="US" officeooo:rsid="010e0fad" officeooo:paragraph-rsid="000bd9f8"/>
    </style:style>
    <style:style style:name="P39" style:family="paragraph" style:parent-style-name="Standard">
      <style:paragraph-properties style:writing-mode="lr-tb"/>
      <style:text-properties style:font-name="Times New Roman" fo:language="en" fo:country="US" officeooo:rsid="0115f200" officeooo:paragraph-rsid="000bd9f8"/>
    </style:style>
    <style:style style:name="P40" style:family="paragraph" style:parent-style-name="Standard">
      <style:paragraph-properties style:writing-mode="lr-tb"/>
      <style:text-properties style:font-name="Times New Roman" fo:language="en" fo:country="US" officeooo:rsid="011df8bf" officeooo:paragraph-rsid="000bd9f8"/>
    </style:style>
    <style:style style:name="P41" style:family="paragraph" style:parent-style-name="Standard">
      <style:paragraph-properties style:writing-mode="lr-tb"/>
      <style:text-properties style:font-name="Times New Roman" fo:language="en" fo:country="US" officeooo:rsid="012121ed" officeooo:paragraph-rsid="000bd9f8"/>
    </style:style>
    <style:style style:name="P42" style:family="paragraph" style:parent-style-name="Standard">
      <style:paragraph-properties style:writing-mode="lr-tb"/>
      <style:text-properties style:font-name="Times New Roman" fo:language="en" fo:country="US" officeooo:rsid="012126a6" officeooo:paragraph-rsid="000bd9f8"/>
    </style:style>
    <style:style style:name="P43" style:family="paragraph" style:parent-style-name="Standard">
      <style:paragraph-properties style:writing-mode="lr-tb"/>
      <style:text-properties style:font-name="Times New Roman" officeooo:paragraph-rsid="000bd9f8"/>
    </style:style>
    <style:style style:name="P44" style:family="paragraph" style:parent-style-name="Standard">
      <style:paragraph-properties style:writing-mode="lr-tb"/>
      <style:text-properties style:font-name="Times New Roman" officeooo:rsid="00c50994" officeooo:paragraph-rsid="000bd9f8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officeooo:rsid="00857efb" officeooo:paragraph-rsid="000bd9f8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officeooo:rsid="008a6917" officeooo:paragraph-rsid="000bd9f8" style:font-size-asian="12pt" style:font-size-complex="12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officeooo:rsid="008b7061" officeooo:paragraph-rsid="000bd9f8" style:font-size-asian="12pt" style:font-size-complex="12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Times New Roman" officeooo:paragraph-rsid="000bd9f8"/>
    </style:style>
    <style:style style:name="P49" style:family="paragraph" style:parent-style-name="Standard">
      <style:paragraph-properties style:writing-mode="lr-tb"/>
      <style:text-properties style:font-name="Times New Roman" officeooo:rsid="01474bb2" officeooo:paragraph-rsid="000bd9f8"/>
    </style:style>
    <style:style style:name="P50" style:family="paragraph" style:parent-style-name="Standard">
      <style:paragraph-properties style:writing-mode="lr-tb"/>
      <style:text-properties style:font-name="Times New Roman" officeooo:rsid="01483e11" officeooo:paragraph-rsid="000bd9f8"/>
    </style:style>
    <style:style style:name="P51" style:family="paragraph" style:parent-style-name="Standard">
      <style:paragraph-properties style:writing-mode="lr-tb"/>
      <style:text-properties style:font-name="Times New Roman" officeooo:rsid="014b30a9" officeooo:paragraph-rsid="000bd9f8"/>
    </style:style>
    <style:style style:name="P52" style:family="paragraph" style:parent-style-name="Standard">
      <style:paragraph-properties style:writing-mode="lr-tb"/>
      <style:text-properties style:font-name="Times New Roman" officeooo:rsid="014c97b5" officeooo:paragraph-rsid="000bd9f8"/>
    </style:style>
    <style:style style:name="P53" style:family="paragraph" style:parent-style-name="Standard">
      <style:paragraph-properties style:writing-mode="lr-tb"/>
      <style:text-properties style:font-name="Times New Roman" officeooo:rsid="00f33217" officeooo:paragraph-rsid="000bd9f8"/>
    </style:style>
    <style:style style:name="P54" style:family="paragraph" style:parent-style-name="Standard">
      <style:paragraph-properties style:writing-mode="lr-tb"/>
      <style:text-properties style:font-name="Times New Roman" officeooo:rsid="015b19be" officeooo:paragraph-rsid="000bd9f8"/>
    </style:style>
    <style:style style:name="P55" style:family="paragraph" style:parent-style-name="Standard">
      <style:paragraph-properties style:writing-mode="lr-tb"/>
      <style:text-properties style:font-name="Times New Roman" officeooo:rsid="015def8c" officeooo:paragraph-rsid="000bd9f8"/>
    </style:style>
    <style:style style:name="P56" style:family="paragraph" style:parent-style-name="Standard">
      <style:paragraph-properties style:writing-mode="lr-tb"/>
      <style:text-properties style:font-name="Times New Roman" officeooo:rsid="015bd4ee" officeooo:paragraph-rsid="000bd9f8"/>
    </style:style>
    <style:style style:name="P57" style:family="paragraph" style:parent-style-name="Standard">
      <style:paragraph-properties style:writing-mode="lr-tb"/>
      <style:text-properties style:font-name="Times New Roman" officeooo:rsid="0161b7ae" officeooo:paragraph-rsid="000bd9f8"/>
    </style:style>
    <style:style style:name="P58" style:family="paragraph" style:parent-style-name="Standard">
      <style:paragraph-properties style:writing-mode="lr-tb"/>
      <style:text-properties style:font-name="Times New Roman" officeooo:rsid="0163a074" officeooo:paragraph-rsid="000bd9f8"/>
    </style:style>
    <style:style style:name="P59" style:family="paragraph" style:parent-style-name="Standard">
      <style:paragraph-properties style:writing-mode="lr-tb"/>
      <style:text-properties style:font-name="Times New Roman" officeooo:rsid="016a31a6" officeooo:paragraph-rsid="000bd9f8"/>
    </style:style>
    <style:style style:name="P60" style:family="paragraph" style:parent-style-name="Standard" style:master-page-name="">
      <loext:graphic-properties draw:fill="none"/>
      <style:paragraph-properties fo:margin-left="0mm" fo:margin-right="0mm" fo:text-indent="12.7mm" style:auto-text-indent="false" style:page-number="auto" fo:background-color="transparent" style:writing-mode="lr-tb"/>
      <style:text-properties style:font-name="Times New Roman" officeooo:paragraph-rsid="000bd9f8"/>
    </style:style>
    <style:style style:name="P61" style:family="paragraph" style:parent-style-name="Heading_20_3">
      <style:text-properties style:font-name="Times New Roman" officeooo:paragraph-rsid="000bd9f8"/>
    </style:style>
    <style:style style:name="P62" style:family="paragraph" style:parent-style-name="Standard">
      <style:paragraph-properties style:writing-mode="lr-tb"/>
      <style:text-properties style:font-name="Times New Roman" fo:language="ru" fo:country="RU" officeooo:rsid="0139f6f3" officeooo:paragraph-rsid="000bd9f8"/>
    </style:style>
    <style:style style:name="P63" style:family="paragraph" style:parent-style-name="Standard">
      <style:paragraph-properties style:writing-mode="lr-tb"/>
      <style:text-properties style:font-name="Times New Roman" fo:language="ru" fo:country="RU" officeooo:rsid="004dd78e" officeooo:paragraph-rsid="002023ec"/>
    </style:style>
    <style:style style:name="P64" style:family="paragraph" style:parent-style-name="Standard">
      <style:paragraph-properties style:writing-mode="lr-tb"/>
      <style:text-properties style:font-name="Times New Roman" fo:font-size="10pt" fo:language="ru" fo:country="RU" officeooo:rsid="00194b88" officeooo:paragraph-rsid="002023ec" style:font-size-asian="10pt" style:font-size-complex="10pt"/>
    </style:style>
    <style:style style:name="P65" style:family="paragraph" style:parent-style-name="Standard">
      <style:paragraph-properties style:writing-mode="lr-tb"/>
      <style:text-properties officeooo:paragraph-rsid="000bd9f8"/>
    </style:style>
    <style:style style:name="P66" style:family="paragraph" style:parent-style-name="Standard" style:master-page-name="">
      <loext:graphic-properties draw:fill="none"/>
      <style:paragraph-properties fo:margin-left="12.51mm" fo:margin-right="0mm" fo:text-indent="0mm" style:auto-text-indent="false" style:page-number="auto" fo:background-color="transparent" style:writing-mode="lr-tb"/>
      <style:text-properties style:font-name="Times New Roman" fo:font-size="10pt" fo:language="ru" fo:country="RU" officeooo:rsid="002494c1" officeooo:paragraph-rsid="002023ec" style:font-size-asian="10pt" style:font-size-complex="10pt"/>
    </style:style>
    <style:style style:name="P67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494c1" officeooo:paragraph-rsid="002023ec" style:font-size-asian="10pt" style:font-size-complex="10pt"/>
    </style:style>
    <style:style style:name="P68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1ab421" officeooo:paragraph-rsid="002023ec" style:font-size-asian="10pt" style:font-size-complex="10pt"/>
    </style:style>
    <style:style style:name="P69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93089" officeooo:paragraph-rsid="002023ec" style:font-size-asian="10pt" style:font-size-complex="10pt"/>
    </style:style>
    <style:style style:name="P70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94d63" officeooo:paragraph-rsid="002023ec" style:font-size-asian="10pt" style:font-size-complex="10pt"/>
    </style:style>
    <style:style style:name="P71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ab155" officeooo:paragraph-rsid="002023ec" style:font-size-asian="10pt" style:font-size-complex="10pt"/>
    </style:style>
    <style:style style:name="P72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d425a" officeooo:paragraph-rsid="002023ec" style:font-size-asian="10pt" style:font-size-complex="10pt"/>
    </style:style>
    <style:style style:name="P73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f157e" officeooo:paragraph-rsid="002023ec" style:font-size-asian="10pt" style:font-size-complex="10pt"/>
    </style:style>
    <style:style style:name="P74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30e113" officeooo:paragraph-rsid="002023ec" style:font-size-asian="10pt" style:font-size-complex="10pt"/>
    </style:style>
    <style:style style:name="P75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1b81c8" officeooo:paragraph-rsid="002023ec" style:font-size-asian="10pt" style:font-size-complex="10pt"/>
    </style:style>
    <style:style style:name="P76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1f8107" officeooo:paragraph-rsid="002023ec" style:font-size-asian="10pt" style:font-size-complex="10pt"/>
    </style:style>
    <style:style style:name="P77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2c97ab" officeooo:paragraph-rsid="002023ec" style:font-size-asian="10pt" style:font-size-complex="10pt"/>
    </style:style>
    <style:style style:name="P78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3385fa" officeooo:paragraph-rsid="002023ec" style:font-size-asian="10pt" style:font-size-complex="10pt"/>
    </style:style>
    <style:style style:name="P79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377556" officeooo:paragraph-rsid="002023ec" style:font-size-asian="10pt" style:font-size-complex="10pt"/>
    </style:style>
    <style:style style:name="P80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fo:language="ru" fo:country="RU" officeooo:rsid="004dd78e" officeooo:paragraph-rsid="002023ec" style:font-size-asian="10pt" style:font-size-complex="10pt"/>
    </style:style>
    <style:style style:name="P81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officeooo:paragraph-rsid="002023ec" style:font-size-asian="10pt" style:font-size-complex="10pt"/>
    </style:style>
    <style:style style:name="P82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officeooo:rsid="003b6585" officeooo:paragraph-rsid="002023ec" style:font-size-asian="10pt" style:font-size-complex="10pt"/>
    </style:style>
    <style:style style:name="P83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officeooo:rsid="004212b3" officeooo:paragraph-rsid="002023ec" style:font-size-asian="10pt" style:font-size-complex="10pt"/>
    </style:style>
    <style:style style:name="P84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officeooo:rsid="0045f2d7" officeooo:paragraph-rsid="002023ec" style:font-size-asian="10pt" style:font-size-complex="10pt"/>
    </style:style>
    <style:style style:name="P85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style:font-name="Times New Roman" fo:font-size="10pt" officeooo:rsid="004baea9" officeooo:paragraph-rsid="002023ec" style:font-size-asian="10pt" style:font-size-complex="10pt"/>
    </style:style>
    <style:style style:name="P86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 style:writing-mode="lr-tb"/>
      <style:text-properties officeooo:paragraph-rsid="002023ec"/>
    </style:style>
    <style:style style:name="P87" style:family="paragraph">
      <style:paragraph-properties fo:text-align="center"/>
    </style:style>
    <style:style style:name="P88" style:family="paragraph">
      <style:paragraph-properties fo:text-align="center" style:writing-mode="lr-tb"/>
      <style:text-properties fo:font-size="10pt" style:font-size-asian="10pt" style:font-size-complex="10pt"/>
    </style:style>
    <style:style style:name="P89" style:family="paragraph">
      <style:paragraph-properties fo:margin-left="0mm" fo:margin-right="0mm" style:line-height-at-least="0mm" fo:text-align="center" fo:text-indent="0mm" style:writing-mode="lr-tb"/>
      <style:text-properties style:font-name="Times New Roman" fo:font-size="10pt" style:font-size-asian="10pt" style:font-size-complex="10pt"/>
    </style:style>
    <style:style style:name="P90" style:family="paragraph"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T1" style:family="text">
      <style:text-properties officeooo:rsid="0018f6d0"/>
    </style:style>
    <style:style style:name="T2" style:family="text">
      <style:text-properties officeooo:rsid="003a9f41"/>
    </style:style>
    <style:style style:name="T3" style:family="text">
      <style:text-properties officeooo:rsid="001f578d"/>
    </style:style>
    <style:style style:name="T4" style:family="text">
      <style:text-properties officeooo:rsid="002f518e"/>
    </style:style>
    <style:style style:name="T5" style:family="text">
      <style:text-properties officeooo:rsid="003cf657"/>
    </style:style>
    <style:style style:name="T6" style:family="text">
      <style:text-properties officeooo:rsid="0041ee93"/>
    </style:style>
    <style:style style:name="T7" style:family="text">
      <style:text-properties officeooo:rsid="003bce07"/>
    </style:style>
    <style:style style:name="T8" style:family="text">
      <style:text-properties officeooo:rsid="003c724d"/>
    </style:style>
    <style:style style:name="T9" style:family="text">
      <style:text-properties officeooo:rsid="003df1b1"/>
    </style:style>
    <style:style style:name="T10" style:family="text">
      <style:text-properties officeooo:rsid="003ea30f"/>
    </style:style>
    <style:style style:name="T11" style:family="text">
      <style:text-properties officeooo:rsid="00421d38"/>
    </style:style>
    <style:style style:name="T12" style:family="text">
      <style:text-properties officeooo:rsid="00447df8"/>
    </style:style>
    <style:style style:name="T13" style:family="text">
      <style:text-properties officeooo:rsid="0044b2ed"/>
    </style:style>
    <style:style style:name="T14" style:family="text">
      <style:text-properties officeooo:rsid="00448867"/>
    </style:style>
    <style:style style:name="T15" style:family="text">
      <style:text-properties officeooo:rsid="0046073b"/>
    </style:style>
    <style:style style:name="T16" style:family="text">
      <style:text-properties officeooo:rsid="0048d8b8"/>
    </style:style>
    <style:style style:name="T17" style:family="text">
      <style:text-properties officeooo:rsid="0047bfa7"/>
    </style:style>
    <style:style style:name="T18" style:family="text">
      <style:text-properties officeooo:rsid="004a7559"/>
    </style:style>
    <style:style style:name="T19" style:family="text">
      <style:text-properties officeooo:rsid="004db4fb"/>
    </style:style>
    <style:style style:name="T20" style:family="text">
      <style:text-properties officeooo:rsid="0050ad75"/>
    </style:style>
    <style:style style:name="T21" style:family="text">
      <style:text-properties officeooo:rsid="0055c6c5"/>
    </style:style>
    <style:style style:name="T22" style:family="text">
      <style:text-properties officeooo:rsid="00577d46"/>
    </style:style>
    <style:style style:name="T23" style:family="text">
      <style:text-properties officeooo:rsid="005d8683"/>
    </style:style>
    <style:style style:name="T24" style:family="text">
      <style:text-properties officeooo:rsid="005940fb"/>
    </style:style>
    <style:style style:name="T25" style:family="text">
      <style:text-properties officeooo:rsid="005b1732"/>
    </style:style>
    <style:style style:name="T26" style:family="text">
      <style:text-properties officeooo:rsid="005be3d2"/>
    </style:style>
    <style:style style:name="T27" style:family="text">
      <style:text-properties officeooo:rsid="005bf8fc"/>
    </style:style>
    <style:style style:name="T28" style:family="text">
      <style:text-properties officeooo:rsid="005e2fa2"/>
    </style:style>
    <style:style style:name="T29" style:family="text">
      <style:text-properties officeooo:rsid="001a029c"/>
    </style:style>
    <style:style style:name="T30" style:family="text">
      <style:text-properties officeooo:rsid="001bc959"/>
    </style:style>
    <style:style style:name="T31" style:family="text">
      <style:text-properties officeooo:rsid="003593d3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e226ea"/>
    </style:style>
    <style:style style:name="T34" style:family="text">
      <style:text-properties fo:language="ru" fo:country="RU" officeooo:rsid="00218dd2"/>
    </style:style>
    <style:style style:name="T35" style:family="text">
      <style:text-properties fo:language="ru" fo:country="RU" officeooo:rsid="00614e58"/>
    </style:style>
    <style:style style:name="T36" style:family="text">
      <style:text-properties fo:language="ru" fo:country="RU" officeooo:rsid="007811b2"/>
    </style:style>
    <style:style style:name="T37" style:family="text">
      <style:text-properties fo:language="ru" fo:country="RU" officeooo:rsid="0062b35a"/>
    </style:style>
    <style:style style:name="T38" style:family="text">
      <style:text-properties fo:language="ru" fo:country="RU" officeooo:rsid="00697c7f"/>
    </style:style>
    <style:style style:name="T39" style:family="text">
      <style:text-properties fo:language="ru" fo:country="RU" officeooo:rsid="006ab264"/>
    </style:style>
    <style:style style:name="T40" style:family="text">
      <style:text-properties fo:language="ru" fo:country="RU" officeooo:rsid="006bc438"/>
    </style:style>
    <style:style style:name="T41" style:family="text">
      <style:text-properties fo:language="ru" fo:country="RU" officeooo:rsid="006c2adb"/>
    </style:style>
    <style:style style:name="T42" style:family="text">
      <style:text-properties fo:language="ru" fo:country="RU" officeooo:rsid="00793122"/>
    </style:style>
    <style:style style:name="T43" style:family="text">
      <style:text-properties fo:language="ru" fo:country="RU" officeooo:rsid="00243f95"/>
    </style:style>
    <style:style style:name="T44" style:family="text">
      <style:text-properties fo:language="ru" fo:country="RU" officeooo:rsid="0060154c"/>
    </style:style>
    <style:style style:name="T45" style:family="text">
      <style:text-properties fo:language="ru" fo:country="RU" officeooo:rsid="008a4b2c"/>
    </style:style>
    <style:style style:name="T46" style:family="text">
      <style:text-properties fo:language="ru" fo:country="RU" officeooo:rsid="007f7738"/>
    </style:style>
    <style:style style:name="T47" style:family="text">
      <style:text-properties fo:language="ru" fo:country="RU" officeooo:rsid="00c41a7e"/>
    </style:style>
    <style:style style:name="T48" style:family="text">
      <style:text-properties fo:language="ru" fo:country="RU" officeooo:rsid="00c64614"/>
    </style:style>
    <style:style style:name="T49" style:family="text">
      <style:text-properties fo:language="ru" fo:country="RU" officeooo:rsid="009bfd74"/>
    </style:style>
    <style:style style:name="T50" style:family="text">
      <style:text-properties fo:language="ru" fo:country="RU" officeooo:rsid="009de6da"/>
    </style:style>
    <style:style style:name="T51" style:family="text">
      <style:text-properties fo:language="ru" fo:country="RU" officeooo:rsid="00c772e3"/>
    </style:style>
    <style:style style:name="T52" style:family="text">
      <style:text-properties fo:language="ru" fo:country="RU" officeooo:rsid="016f11ba"/>
    </style:style>
    <style:style style:name="T53" style:family="text">
      <style:text-properties fo:language="ru" fo:country="RU" officeooo:rsid="00c77ea5"/>
    </style:style>
    <style:style style:name="T54" style:family="text">
      <style:text-properties fo:language="ru" fo:country="RU" officeooo:rsid="01ac0ab0"/>
    </style:style>
    <style:style style:name="T55" style:family="text">
      <style:text-properties fo:language="ru" fo:country="RU" officeooo:rsid="018da59a"/>
    </style:style>
    <style:style style:name="T56" style:family="text">
      <style:text-properties fo:language="ru" fo:country="RU" officeooo:rsid="002a6e05"/>
    </style:style>
    <style:style style:name="T57" style:family="text">
      <style:text-properties fo:language="ru" fo:country="RU" officeooo:rsid="008f34ea"/>
    </style:style>
    <style:style style:name="T58" style:family="text">
      <style:text-properties fo:language="ru" fo:country="RU" officeooo:rsid="0190f15c"/>
    </style:style>
    <style:style style:name="T59" style:family="text">
      <style:text-properties fo:language="ru" fo:country="RU" officeooo:rsid="00905c00"/>
    </style:style>
    <style:style style:name="T60" style:family="text">
      <style:text-properties fo:language="ru" fo:country="RU" officeooo:rsid="0090bb72"/>
    </style:style>
    <style:style style:name="T61" style:family="text">
      <style:text-properties fo:language="ru" fo:country="RU" officeooo:rsid="01aabe42"/>
    </style:style>
    <style:style style:name="T62" style:family="text">
      <style:text-properties fo:language="ru" fo:country="RU" officeooo:rsid="00dc6664"/>
    </style:style>
    <style:style style:name="T63" style:family="text">
      <style:text-properties fo:language="ru" fo:country="RU" officeooo:rsid="0191e846"/>
    </style:style>
    <style:style style:name="T64" style:family="text">
      <style:text-properties fo:language="ru" fo:country="RU" officeooo:rsid="00936aaa"/>
    </style:style>
    <style:style style:name="T65" style:family="text">
      <style:text-properties fo:language="ru" fo:country="RU" officeooo:rsid="0193852a"/>
    </style:style>
    <style:style style:name="T66" style:family="text">
      <style:text-properties fo:language="ru" fo:country="RU" officeooo:rsid="01949648"/>
    </style:style>
    <style:style style:name="T67" style:family="text">
      <style:text-properties fo:language="ru" fo:country="RU" officeooo:rsid="01985dfe"/>
    </style:style>
    <style:style style:name="T68" style:family="text">
      <style:text-properties fo:language="ru" fo:country="RU" officeooo:rsid="00c8a924"/>
    </style:style>
    <style:style style:name="T69" style:family="text">
      <style:text-properties fo:language="ru" fo:country="RU" officeooo:rsid="00d0596f"/>
    </style:style>
    <style:style style:name="T70" style:family="text">
      <style:text-properties fo:language="ru" fo:country="RU" officeooo:rsid="019a413d"/>
    </style:style>
    <style:style style:name="T71" style:family="text">
      <style:text-properties fo:language="ru" fo:country="RU" officeooo:rsid="00955e1c"/>
    </style:style>
    <style:style style:name="T72" style:family="text">
      <style:text-properties fo:language="ru" fo:country="RU" officeooo:rsid="0098ba91"/>
    </style:style>
    <style:style style:name="T73" style:family="text">
      <style:text-properties fo:language="ru" fo:country="RU" officeooo:rsid="009f81c5"/>
    </style:style>
    <style:style style:name="T74" style:family="text">
      <style:text-properties fo:language="ru" fo:country="RU" officeooo:rsid="0195ba36"/>
    </style:style>
    <style:style style:name="T75" style:family="text">
      <style:text-properties fo:language="ru" fo:country="RU" officeooo:rsid="019704c2"/>
    </style:style>
    <style:style style:name="T76" style:family="text">
      <style:text-properties fo:language="ru" fo:country="RU" officeooo:rsid="019c4037"/>
    </style:style>
    <style:style style:name="T77" style:family="text">
      <style:text-properties fo:language="ru" fo:country="RU" officeooo:rsid="01a2e05c"/>
    </style:style>
    <style:style style:name="T78" style:family="text">
      <style:text-properties fo:language="ru" fo:country="RU" officeooo:rsid="01a39c60"/>
    </style:style>
    <style:style style:name="T79" style:family="text">
      <style:text-properties fo:language="ru" fo:country="RU" officeooo:rsid="008ca55f"/>
    </style:style>
    <style:style style:name="T80" style:family="text">
      <style:text-properties fo:language="ru" fo:country="RU" officeooo:rsid="011f3509"/>
    </style:style>
    <style:style style:name="T81" style:family="text">
      <style:text-properties fo:language="ru" fo:country="RU" officeooo:rsid="00de2fef"/>
    </style:style>
    <style:style style:name="T82" style:family="text">
      <style:text-properties fo:language="ru" fo:country="RU" officeooo:rsid="01719d73"/>
    </style:style>
    <style:style style:name="T83" style:family="text">
      <style:text-properties fo:language="ru" fo:country="RU" officeooo:rsid="008d65e0"/>
    </style:style>
    <style:style style:name="T84" style:family="text">
      <style:text-properties fo:language="ru" fo:country="RU" officeooo:rsid="01b3a790"/>
    </style:style>
    <style:style style:name="T85" style:family="text">
      <style:text-properties fo:language="ru" fo:country="RU" officeooo:rsid="0188586c"/>
    </style:style>
    <style:style style:name="T86" style:family="text">
      <style:text-properties fo:language="ru" fo:country="RU" officeooo:rsid="00a28cba"/>
    </style:style>
    <style:style style:name="T87" style:family="text">
      <style:text-properties fo:language="ru" fo:country="RU" officeooo:rsid="01890b8e"/>
    </style:style>
    <style:style style:name="T88" style:family="text">
      <style:text-properties fo:language="ru" fo:country="RU" officeooo:rsid="018bbf09"/>
    </style:style>
    <style:style style:name="T89" style:family="text">
      <style:text-properties fo:language="ru" fo:country="RU" officeooo:rsid="01905761"/>
    </style:style>
    <style:style style:name="T90" style:family="text">
      <style:text-properties fo:language="ru" fo:country="RU" officeooo:rsid="018d2bc2"/>
    </style:style>
    <style:style style:name="T91" style:family="text">
      <style:text-properties fo:language="ru" fo:country="RU" officeooo:rsid="01ad1d16"/>
    </style:style>
    <style:style style:name="T92" style:family="text">
      <style:text-properties fo:language="ru" fo:country="RU" officeooo:rsid="01ace4b7"/>
    </style:style>
    <style:style style:name="T93" style:family="text">
      <style:text-properties fo:language="ru" fo:country="RU" officeooo:rsid="00a47b79"/>
    </style:style>
    <style:style style:name="T94" style:family="text">
      <style:text-properties fo:language="ru" fo:country="RU" officeooo:rsid="00a58857"/>
    </style:style>
    <style:style style:name="T95" style:family="text">
      <style:text-properties fo:language="ru" fo:country="RU" officeooo:rsid="00a5ad6b"/>
    </style:style>
    <style:style style:name="T96" style:family="text">
      <style:text-properties fo:language="ru" fo:country="RU" officeooo:rsid="00a7c0a2"/>
    </style:style>
    <style:style style:name="T97" style:family="text">
      <style:text-properties fo:language="ru" fo:country="RU" officeooo:rsid="00a9bc97"/>
    </style:style>
    <style:style style:name="T98" style:family="text">
      <style:text-properties fo:language="ru" fo:country="RU" officeooo:rsid="01a01884"/>
    </style:style>
    <style:style style:name="T99" style:family="text">
      <style:text-properties fo:language="ru" fo:country="RU" officeooo:rsid="018a3a80"/>
    </style:style>
    <style:style style:name="T100" style:family="text">
      <style:text-properties fo:language="ru" fo:country="RU" officeooo:rsid="018dc282"/>
    </style:style>
    <style:style style:name="T101" style:family="text">
      <style:text-properties fo:language="ru" fo:country="RU" officeooo:rsid="00ad3476"/>
    </style:style>
    <style:style style:name="T102" style:family="text">
      <style:text-properties fo:language="ru" fo:country="RU" officeooo:rsid="00ae7cc3"/>
    </style:style>
    <style:style style:name="T103" style:family="text">
      <style:text-properties fo:language="ru" fo:country="RU" officeooo:rsid="00b038c8"/>
    </style:style>
    <style:style style:name="T104" style:family="text">
      <style:text-properties fo:language="ru" fo:country="RU" officeooo:rsid="00b0b0c9"/>
    </style:style>
    <style:style style:name="T105" style:family="text">
      <style:text-properties fo:language="ru" fo:country="RU" officeooo:rsid="00ddf9f0"/>
    </style:style>
    <style:style style:name="T106" style:family="text">
      <style:text-properties fo:language="ru" fo:country="RU" officeooo:rsid="001bc959"/>
    </style:style>
    <style:style style:name="T107" style:family="text">
      <style:text-properties fo:language="ru" fo:country="RU" officeooo:rsid="00b3e22d"/>
    </style:style>
    <style:style style:name="T108" style:family="text">
      <style:text-properties fo:language="ru" fo:country="RU" officeooo:rsid="00b50f1a"/>
    </style:style>
    <style:style style:name="T109" style:family="text">
      <style:text-properties fo:language="ru" fo:country="RU" officeooo:rsid="00b6b236"/>
    </style:style>
    <style:style style:name="T110" style:family="text">
      <style:text-properties fo:language="ru" fo:country="RU" officeooo:rsid="00b7ae74"/>
    </style:style>
    <style:style style:name="T111" style:family="text">
      <style:text-properties fo:language="ru" fo:country="RU" officeooo:rsid="00b7eb5e"/>
    </style:style>
    <style:style style:name="T112" style:family="text">
      <style:text-properties fo:language="ru" fo:country="RU" officeooo:rsid="00bc10c0"/>
    </style:style>
    <style:style style:name="T113" style:family="text">
      <style:text-properties fo:language="ru" fo:country="RU" officeooo:rsid="01af3e1a"/>
    </style:style>
    <style:style style:name="T114" style:family="text">
      <style:text-properties fo:language="ru" fo:country="RU" officeooo:rsid="00b9bfcb"/>
    </style:style>
    <style:style style:name="T115" style:family="text">
      <style:text-properties fo:language="ru" fo:country="RU" officeooo:rsid="01b0cd00"/>
    </style:style>
    <style:style style:name="T116" style:family="text">
      <style:text-properties fo:language="ru" fo:country="RU" officeooo:rsid="01b25a21"/>
    </style:style>
    <style:style style:name="T117" style:family="text">
      <style:text-properties fo:language="ru" fo:country="RU" officeooo:rsid="00bb85c7"/>
    </style:style>
    <style:style style:name="T118" style:family="text">
      <style:text-properties fo:language="ru" fo:country="RU" officeooo:rsid="00bced6e"/>
    </style:style>
    <style:style style:name="T119" style:family="text">
      <style:text-properties fo:language="ru" fo:country="RU" officeooo:rsid="00bd22f0"/>
    </style:style>
    <style:style style:name="T120" style:family="text">
      <style:text-properties fo:language="ru" fo:country="RU" officeooo:rsid="00bd7ee5"/>
    </style:style>
    <style:style style:name="T121" style:family="text">
      <style:text-properties fo:language="ru" fo:country="RU" officeooo:rsid="017393f8"/>
    </style:style>
    <style:style style:name="T122" style:family="text">
      <style:text-properties fo:language="ru" fo:country="RU" officeooo:rsid="00d7864d"/>
    </style:style>
    <style:style style:name="T123" style:family="text">
      <style:text-properties fo:language="ru" fo:country="RU" officeooo:rsid="00d8c05b"/>
    </style:style>
    <style:style style:name="T124" style:family="text">
      <style:text-properties fo:language="ru" fo:country="RU" officeooo:rsid="00db0b0e"/>
    </style:style>
    <style:style style:name="T125" style:family="text">
      <style:text-properties fo:language="ru" fo:country="RU" officeooo:rsid="010945d5"/>
    </style:style>
    <style:style style:name="T126" style:family="text">
      <style:text-properties fo:language="ru" fo:country="RU" officeooo:rsid="010b0e0b"/>
    </style:style>
    <style:style style:name="T127" style:family="text">
      <style:text-properties fo:language="ru" fo:country="RU" officeooo:rsid="00e43f4a"/>
    </style:style>
    <style:style style:name="T128" style:family="text">
      <style:text-properties fo:language="ru" fo:country="RU" officeooo:rsid="0117a2fd"/>
    </style:style>
    <style:style style:name="T129" style:family="text">
      <style:text-properties fo:language="ru" fo:country="RU" officeooo:rsid="0114a9c0"/>
    </style:style>
    <style:style style:name="T130" style:family="text">
      <style:text-properties fo:language="ru" fo:country="RU" officeooo:rsid="010f278f"/>
    </style:style>
    <style:style style:name="T131" style:family="text">
      <style:text-properties fo:language="ru" fo:country="RU" officeooo:rsid="011127d0"/>
    </style:style>
    <style:style style:name="T132" style:family="text">
      <style:text-properties fo:language="ru" fo:country="RU" officeooo:rsid="0112369c"/>
    </style:style>
    <style:style style:name="T133" style:family="text">
      <style:text-properties fo:language="ru" fo:country="RU" officeooo:rsid="01195543"/>
    </style:style>
    <style:style style:name="T134" style:family="text">
      <style:text-properties fo:language="ru" fo:country="RU" officeooo:rsid="011e0244"/>
    </style:style>
    <style:style style:name="T135" style:family="text">
      <style:text-properties fo:language="ru" fo:country="RU" officeooo:rsid="011eea4d"/>
    </style:style>
    <style:style style:name="T136" style:family="text">
      <style:text-properties fo:language="ru" fo:country="RU" officeooo:rsid="012126a6"/>
    </style:style>
    <style:style style:name="T137" style:family="text">
      <style:text-properties fo:language="ru" fo:country="RU" officeooo:rsid="01227ace"/>
    </style:style>
    <style:style style:name="T138" style:family="text">
      <style:text-properties fo:language="ru" fo:country="RU" officeooo:rsid="01238687"/>
    </style:style>
    <style:style style:name="T139" style:family="text">
      <style:text-properties fo:language="ru" fo:country="RU" officeooo:rsid="01256f83"/>
    </style:style>
    <style:style style:name="T140" style:family="text">
      <style:text-properties fo:language="ru" fo:country="RU" officeooo:rsid="01275b37"/>
    </style:style>
    <style:style style:name="T141" style:family="text">
      <style:text-properties fo:language="ru" fo:country="RU" officeooo:rsid="012901f6"/>
    </style:style>
    <style:style style:name="T142" style:family="text">
      <style:text-properties fo:language="ru" fo:country="RU" officeooo:rsid="012a7e5d"/>
    </style:style>
    <style:style style:name="T143" style:family="text">
      <style:text-properties fo:language="ru" fo:country="RU" officeooo:rsid="012bdc93"/>
    </style:style>
    <style:style style:name="T144" style:family="text">
      <style:text-properties fo:language="ru" fo:country="RU" officeooo:rsid="012da494"/>
    </style:style>
    <style:style style:name="T145" style:family="text">
      <style:text-properties fo:language="ru" fo:country="RU" officeooo:rsid="012f5b22"/>
    </style:style>
    <style:style style:name="T146" style:family="text">
      <style:text-properties fo:language="ru" fo:country="RU" officeooo:rsid="0130896f"/>
    </style:style>
    <style:style style:name="T147" style:family="text">
      <style:text-properties fo:language="ru" fo:country="RU" officeooo:rsid="013164c6"/>
    </style:style>
    <style:style style:name="T148" style:family="text">
      <style:text-properties fo:language="ru" fo:country="RU" officeooo:rsid="01322961"/>
    </style:style>
    <style:style style:name="T149" style:family="text">
      <style:text-properties fo:language="ru" fo:country="RU" officeooo:rsid="01338185"/>
    </style:style>
    <style:style style:name="T150" style:family="text">
      <style:text-properties fo:language="ru" fo:country="RU" officeooo:rsid="0134e451"/>
    </style:style>
    <style:style style:name="T151" style:family="text">
      <style:text-properties fo:language="ru" fo:country="RU" officeooo:rsid="0136c826"/>
    </style:style>
    <style:style style:name="T152" style:family="text">
      <style:text-properties fo:language="ru" fo:country="RU" officeooo:rsid="01392b78"/>
    </style:style>
    <style:style style:name="T153" style:family="text">
      <style:text-properties fo:language="ru" fo:country="RU" officeooo:rsid="0139cf82"/>
    </style:style>
    <style:style style:name="T154" style:family="text">
      <style:text-properties fo:language="ru" fo:country="RU" officeooo:rsid="013cdb48"/>
    </style:style>
    <style:style style:name="T155" style:family="text">
      <style:text-properties fo:language="ru" fo:country="RU" officeooo:rsid="013ecef1"/>
    </style:style>
    <style:style style:name="T156" style:family="text">
      <style:text-properties fo:language="ru" fo:country="RU" officeooo:rsid="013ee24e"/>
    </style:style>
    <style:style style:name="T157" style:family="text">
      <style:text-properties fo:language="ru" fo:country="RU" officeooo:rsid="013f84a0"/>
    </style:style>
    <style:style style:name="T158" style:family="text">
      <style:text-properties fo:language="ru" fo:country="RU" officeooo:rsid="0140ea34"/>
    </style:style>
    <style:style style:name="T159" style:family="text">
      <style:text-properties fo:language="ru" fo:country="RU" officeooo:rsid="014243e3"/>
    </style:style>
    <style:style style:name="T160" style:family="text">
      <style:text-properties fo:language="ru" fo:country="RU" officeooo:rsid="01780607"/>
    </style:style>
    <style:style style:name="T161" style:family="text">
      <style:text-properties fo:language="ru" fo:country="RU" officeooo:rsid="014283e2"/>
    </style:style>
    <style:style style:name="T162" style:family="text">
      <style:text-properties fo:language="ru" fo:country="RU" officeooo:rsid="01447837"/>
    </style:style>
    <style:style style:name="T163" style:family="text">
      <style:text-properties fo:language="ru" fo:country="RU" officeooo:rsid="01789e77"/>
    </style:style>
    <style:style style:name="T164" style:family="text">
      <style:text-properties fo:language="ru" fo:country="RU" officeooo:rsid="014528f2"/>
    </style:style>
    <style:style style:name="T165" style:family="text">
      <style:text-properties fo:language="ru" fo:country="RU" officeooo:rsid="01478c99"/>
    </style:style>
    <style:style style:name="T166" style:family="text">
      <style:text-properties fo:language="ru" fo:country="RU" officeooo:rsid="0147a8c4"/>
    </style:style>
    <style:style style:name="T167" style:family="text">
      <style:text-properties fo:language="ru" fo:country="RU" officeooo:rsid="01497f83"/>
    </style:style>
    <style:style style:name="T168" style:family="text">
      <style:text-properties fo:language="ru" fo:country="RU" officeooo:rsid="014aa677"/>
    </style:style>
    <style:style style:name="T169" style:family="text">
      <style:text-properties fo:language="ru" fo:country="RU" officeooo:rsid="014ba701"/>
    </style:style>
    <style:style style:name="T170" style:family="text">
      <style:text-properties fo:language="ru" fo:country="RU" officeooo:rsid="014c574b"/>
    </style:style>
    <style:style style:name="T171" style:family="text">
      <style:text-properties fo:language="ru" fo:country="RU" officeooo:rsid="014c5e6d"/>
    </style:style>
    <style:style style:name="T172" style:family="text">
      <style:text-properties fo:language="ru" fo:country="RU" officeooo:rsid="014dd65c"/>
    </style:style>
    <style:style style:name="T173" style:family="text">
      <style:text-properties fo:language="ru" fo:country="RU" officeooo:rsid="00e4d188"/>
    </style:style>
    <style:style style:name="T174" style:family="text">
      <style:text-properties fo:language="ru" fo:country="RU" officeooo:rsid="00e8f2a6"/>
    </style:style>
    <style:style style:name="T175" style:family="text">
      <style:text-properties fo:language="ru" fo:country="RU" officeooo:rsid="013b102e"/>
    </style:style>
    <style:style style:name="T176" style:family="text">
      <style:text-properties fo:language="ru" fo:country="RU" officeooo:rsid="00e7b8c8"/>
    </style:style>
    <style:style style:name="T177" style:family="text">
      <style:text-properties fo:language="ru" fo:country="RU" officeooo:rsid="01530384"/>
    </style:style>
    <style:style style:name="T178" style:family="text">
      <style:text-properties fo:language="ru" fo:country="RU" officeooo:rsid="014e691e"/>
    </style:style>
    <style:style style:name="T179" style:family="text">
      <style:text-properties fo:language="ru" fo:country="RU" officeooo:rsid="00fa3e1a"/>
    </style:style>
    <style:style style:name="T180" style:family="text">
      <style:text-properties fo:language="ru" fo:country="RU" officeooo:rsid="00fdcb1d"/>
    </style:style>
    <style:style style:name="T181" style:family="text">
      <style:text-properties fo:language="ru" fo:country="RU" officeooo:rsid="01b66d0f"/>
    </style:style>
    <style:style style:name="T182" style:family="text">
      <style:text-properties fo:language="ru" fo:country="RU" officeooo:rsid="0102bfdc"/>
    </style:style>
    <style:style style:name="T183" style:family="text">
      <style:text-properties fo:language="ru" fo:country="RU" officeooo:rsid="0101235e"/>
    </style:style>
    <style:style style:name="T184" style:family="text">
      <style:text-properties fo:language="ru" fo:country="RU" officeooo:rsid="0102dd11"/>
    </style:style>
    <style:style style:name="T185" style:family="text">
      <style:text-properties fo:language="ru" fo:country="RU" officeooo:rsid="01049486"/>
    </style:style>
    <style:style style:name="T186" style:family="text">
      <style:text-properties fo:language="ru" fo:country="RU" officeooo:rsid="0104c85e"/>
    </style:style>
    <style:style style:name="T187" style:family="text">
      <style:text-properties fo:language="ru" fo:country="RU" officeooo:rsid="01061b92"/>
    </style:style>
    <style:style style:name="T188" style:family="text">
      <style:text-properties fo:language="ru" fo:country="RU" officeooo:rsid="0150752d"/>
    </style:style>
    <style:style style:name="T189" style:family="text">
      <style:text-properties fo:language="ru" fo:country="RU" officeooo:rsid="01517c0d"/>
    </style:style>
    <style:style style:name="T190" style:family="text">
      <style:text-properties fo:language="ru" fo:country="RU" officeooo:rsid="015438f5"/>
    </style:style>
    <style:style style:name="T191" style:family="text">
      <style:text-properties fo:language="ru" fo:country="RU" officeooo:rsid="0155d683"/>
    </style:style>
    <style:style style:name="T192" style:family="text">
      <style:text-properties fo:language="ru" fo:country="RU" officeooo:rsid="0157546e"/>
    </style:style>
    <style:style style:name="T193" style:family="text">
      <style:text-properties fo:language="ru" fo:country="RU" officeooo:rsid="0159501b"/>
    </style:style>
    <style:style style:name="T194" style:family="text">
      <style:text-properties fo:language="ru" fo:country="RU" officeooo:rsid="015b2e8d"/>
    </style:style>
    <style:style style:name="T195" style:family="text">
      <style:text-properties fo:language="ru" fo:country="RU" officeooo:rsid="015ba8b3"/>
    </style:style>
    <style:style style:name="T196" style:family="text">
      <style:text-properties fo:language="ru" fo:country="RU" officeooo:rsid="015d94a4"/>
    </style:style>
    <style:style style:name="T197" style:family="text">
      <style:text-properties fo:language="ru" fo:country="RU" officeooo:rsid="015e16b6"/>
    </style:style>
    <style:style style:name="T198" style:family="text">
      <style:text-properties fo:language="ru" fo:country="RU" officeooo:rsid="015f1a8e"/>
    </style:style>
    <style:style style:name="T199" style:family="text">
      <style:text-properties fo:language="ru" fo:country="RU" officeooo:rsid="016063a0"/>
    </style:style>
    <style:style style:name="T200" style:family="text">
      <style:text-properties fo:language="ru" fo:country="RU" officeooo:rsid="01648510"/>
    </style:style>
    <style:style style:name="T201" style:family="text">
      <style:text-properties fo:language="ru" fo:country="RU" officeooo:rsid="01661e40"/>
    </style:style>
    <style:style style:name="T202" style:family="text">
      <style:text-properties fo:language="ru" fo:country="RU" officeooo:rsid="016777b2"/>
    </style:style>
    <style:style style:name="T203" style:family="text">
      <style:text-properties fo:language="ru" fo:country="RU" officeooo:rsid="017a8394"/>
    </style:style>
    <style:style style:name="T204" style:family="text">
      <style:text-properties fo:language="ru" fo:country="RU" officeooo:rsid="01688e8e"/>
    </style:style>
    <style:style style:name="T205" style:family="text">
      <style:text-properties fo:language="ru" fo:country="RU" officeooo:rsid="017b5edc"/>
    </style:style>
    <style:style style:name="T206" style:family="text">
      <style:text-properties fo:language="ru" fo:country="RU" officeooo:rsid="0038835d"/>
    </style:style>
    <style:style style:name="T207" style:family="text">
      <style:text-properties fo:language="ru" fo:country="RU" officeooo:rsid="003972e8"/>
    </style:style>
    <style:style style:name="T208" style:family="text">
      <style:text-properties fo:language="ru" fo:country="RU" officeooo:rsid="0039fafc"/>
    </style:style>
    <style:style style:name="T209" style:family="text">
      <style:text-properties fo:language="ru" fo:country="RU" officeooo:rsid="003c4d68"/>
    </style:style>
    <style:style style:name="T210" style:family="text">
      <style:text-properties fo:language="ru" fo:country="RU" officeooo:rsid="003fbf38"/>
    </style:style>
    <style:style style:name="T211" style:family="text">
      <style:text-properties fo:language="ru" fo:country="RU" officeooo:rsid="003d9503"/>
    </style:style>
    <style:style style:name="T212" style:family="text">
      <style:text-properties fo:language="ru" fo:country="RU" officeooo:rsid="0041a90e"/>
    </style:style>
    <style:style style:name="T213" style:family="text">
      <style:text-properties fo:language="ru" fo:country="RU" officeooo:rsid="00440fca"/>
    </style:style>
    <style:style style:name="T214" style:family="text">
      <style:text-properties fo:language="ru" fo:country="RU" officeooo:rsid="0047c336"/>
    </style:style>
    <style:style style:name="T215" style:family="text">
      <style:text-properties fo:language="ru" fo:country="RU" officeooo:rsid="0048f500"/>
    </style:style>
    <style:style style:name="T216" style:family="text">
      <style:text-properties fo:language="ru" fo:country="RU" officeooo:rsid="004952ea"/>
    </style:style>
    <style:style style:name="T217" style:family="text">
      <style:text-properties fo:language="ru" fo:country="RU" officeooo:rsid="004c4cf0"/>
    </style:style>
    <style:style style:name="T218" style:family="text">
      <style:text-properties fo:language="ru" fo:country="RU" officeooo:rsid="004dd5f5"/>
    </style:style>
    <style:style style:name="T219" style:family="text">
      <style:text-properties fo:language="ru" fo:country="RU" officeooo:rsid="002baf5b"/>
    </style:style>
    <style:style style:name="T220" style:family="text">
      <style:text-properties officeooo:rsid="009de6da"/>
    </style:style>
    <style:style style:name="T221" style:family="text">
      <style:text-properties officeooo:rsid="0022088a"/>
    </style:style>
    <style:style style:name="T222" style:family="text">
      <style:text-properties officeooo:rsid="0025ef37"/>
    </style:style>
    <style:style style:name="T223" style:family="text">
      <style:text-properties officeooo:rsid="00614e58"/>
    </style:style>
    <style:style style:name="T224" style:family="text">
      <style:text-properties officeooo:rsid="00666e78"/>
    </style:style>
    <style:style style:name="T225" style:family="text">
      <style:text-properties officeooo:rsid="01a7e112"/>
    </style:style>
    <style:style style:name="T226" style:family="text">
      <style:text-properties officeooo:rsid="006410fe"/>
    </style:style>
    <style:style style:name="T227" style:family="text">
      <style:text-properties officeooo:rsid="0064cd04"/>
    </style:style>
    <style:style style:name="T228" style:family="text">
      <style:text-properties officeooo:rsid="0068a7f1"/>
    </style:style>
    <style:style style:name="T229" style:family="text">
      <style:text-properties officeooo:rsid="00661818"/>
    </style:style>
    <style:style style:name="T230" style:family="text">
      <style:text-properties officeooo:rsid="006d0e0d"/>
    </style:style>
    <style:style style:name="T231" style:family="text">
      <style:text-properties officeooo:rsid="006dce70"/>
    </style:style>
    <style:style style:name="T232" style:family="text">
      <style:text-properties officeooo:rsid="006f5ae4"/>
    </style:style>
    <style:style style:name="T233" style:family="text">
      <style:text-properties officeooo:rsid="007aee93"/>
    </style:style>
    <style:style style:name="T234" style:family="text">
      <style:text-properties officeooo:rsid="007cec1f"/>
    </style:style>
    <style:style style:name="T235" style:family="text">
      <style:text-properties officeooo:rsid="007e6e49"/>
    </style:style>
    <style:style style:name="T236" style:family="text">
      <style:text-properties officeooo:rsid="0083e87a"/>
    </style:style>
    <style:style style:name="T237" style:family="text">
      <style:text-properties fo:color="#c9211e" loext:opacity="100%" fo:font-size="12pt" fo:language="ru" fo:country="RU" fo:font-style="normal" style:text-underline-style="none" fo:font-weight="normal" officeooo:rsid="01a39c60" style:letter-kerning="false" style:font-size-asian="12pt" style:font-style-asian="normal" style:font-weight-asian="normal" style:font-size-complex="12pt"/>
    </style:style>
    <style:style style:name="T238" style:family="text">
      <style:text-properties officeooo:rsid="01837fe3"/>
    </style:style>
    <style:style style:name="T239" style:family="text">
      <style:text-properties officeooo:rsid="01849ca5"/>
    </style:style>
    <style:style style:name="T240" style:family="text">
      <style:text-properties officeooo:rsid="0185a39e"/>
    </style:style>
    <style:style style:name="T241" style:family="text">
      <style:text-properties officeooo:rsid="0086ea38"/>
    </style:style>
    <style:style style:name="T242" style:family="text">
      <style:text-properties officeooo:rsid="00888d26"/>
    </style:style>
    <style:style style:name="T243" style:family="text">
      <style:text-properties style:use-window-font-color="true" loext:opacity="0%" style:font-name="Times New Roman" fo:font-size="12pt" fo:letter-spacing="normal" fo:language="ru" fo:country="RU" officeooo:rsid="01b638f6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44" style:family="text">
      <style:text-properties style:use-window-font-color="true" loext:opacity="0%" style:font-name="Times New Roman" fo:font-size="12pt" fo:letter-spacing="normal" fo:language="ru" fo:country="RU" fo:background-color="transparent" loext:char-shading-value="0" style:font-name-asian="Times New Roman2" style:font-size-asian="12pt" style:font-name-complex="Times New Roman2"/>
    </style:style>
    <style:style style:name="T245" style:family="text">
      <style:text-properties style:use-window-font-color="true" loext:opacity="0%" style:font-name="Times New Roman" fo:font-size="12pt" fo:letter-spacing="normal" fo:language="ru" fo:country="RU" officeooo:rsid="01b43f4d" fo:background-color="transparent" loext:char-shading-value="0" style:font-name-asian="Times New Roman2" style:font-size-asian="12pt" style:font-name-complex="Times New Roman2"/>
    </style:style>
    <style:style style:name="T246" style:family="text">
      <style:text-properties style:use-window-font-color="true" loext:opacity="0%" style:font-name="Times New Roman" fo:font-size="12pt" fo:letter-spacing="normal" fo:language="ru" fo:country="RU" officeooo:rsid="01b9fc45" fo:background-color="transparent" loext:char-shading-value="0" style:font-name-asian="Times New Roman2" style:font-size-asian="12pt" style:font-name-complex="Times New Roman2"/>
    </style:style>
    <style:style style:name="T247" style:family="text">
      <style:text-properties style:use-window-font-color="true" loext:opacity="0%" style:font-name="Times New Roman" fo:font-size="12pt" fo:letter-spacing="normal" fo:language="ru" fo:country="RU" officeooo:rsid="001ed3c9" fo:background-color="transparent" loext:char-shading-value="0" style:font-name-asian="Times New Roman2" style:font-size-asian="12pt" style:font-name-complex="Times New Roman2"/>
    </style:style>
    <style:style style:name="T248" style:family="text">
      <style:text-properties style:use-window-font-color="true" loext:opacity="0%" style:font-name="Times New Roman" fo:font-size="12pt" fo:letter-spacing="normal" fo:language="ru" fo:country="RU" officeooo:rsid="00109c23" fo:background-color="transparent" loext:char-shading-value="0" style:font-name-asian="Times New Roman2" style:font-size-asian="12pt" style:font-name-complex="Times New Roman2"/>
    </style:style>
    <style:style style:name="T249" style:family="text">
      <style:text-properties style:use-window-font-color="true" loext:opacity="0%" style:font-name="Times New Roman" fo:font-size="12pt" fo:letter-spacing="normal" fo:language="ru" fo:country="RU" officeooo:rsid="00117e0b" fo:background-color="transparent" loext:char-shading-value="0" style:font-name-asian="Times New Roman2" style:font-size-asian="12pt" style:font-name-complex="Times New Roman2"/>
    </style:style>
    <style:style style:name="T250" style:family="text">
      <style:text-properties style:use-window-font-color="true" loext:opacity="0%" style:font-name="Times New Roman" fo:font-size="12pt" fo:letter-spacing="normal" fo:language="ru" fo:country="RU" officeooo:rsid="0015b5ad" fo:background-color="transparent" loext:char-shading-value="0" style:font-name-asian="Times New Roman2" style:font-size-asian="12pt" style:font-name-complex="Times New Roman2"/>
    </style:style>
    <style:style style:name="T251" style:family="text">
      <style:text-properties style:use-window-font-color="true" loext:opacity="0%" style:font-name="Times New Roman" fo:font-size="12pt" fo:letter-spacing="normal" fo:language="ru" fo:country="RU" officeooo:rsid="0016ead8" fo:background-color="transparent" loext:char-shading-value="0" style:font-name-asian="Times New Roman2" style:font-size-asian="12pt" style:font-name-complex="Times New Roman2"/>
    </style:style>
    <style:style style:name="T252" style:family="text">
      <style:text-properties style:use-window-font-color="true" loext:opacity="0%" style:font-name="Times New Roman" fo:font-size="12pt" fo:letter-spacing="normal" fo:language="ru" fo:country="RU" officeooo:rsid="0017b4b0" fo:background-color="transparent" loext:char-shading-value="0" style:font-name-asian="Times New Roman2" style:font-size-asian="12pt" style:font-name-complex="Times New Roman2"/>
    </style:style>
    <style:style style:name="T253" style:family="text">
      <style:text-properties style:use-window-font-color="true" loext:opacity="0%" style:font-name="Times New Roman" fo:font-size="12pt" fo:letter-spacing="normal" fo:language="ru" fo:country="RU" officeooo:rsid="00189e46" fo:background-color="transparent" loext:char-shading-value="0" style:font-name-asian="Times New Roman2" style:font-size-asian="12pt" style:font-name-complex="Times New Roman2"/>
    </style:style>
    <style:style style:name="T254" style:family="text">
      <style:text-properties style:use-window-font-color="true" loext:opacity="0%" fo:font-size="12pt" fo:letter-spacing="normal" officeooo:rsid="00932e77" style:letter-kerning="true" fo:background-color="transparent" loext:char-shading-value="0" style:font-name-asian="Times New Roman2" style:font-size-asian="12pt" style:language-asian="hi" style:country-asian="IN" style:font-name-complex="Times New Roman2" style:font-size-complex="12pt"/>
    </style:style>
    <style:style style:name="T255" style:family="text">
      <style:text-properties style:use-window-font-color="true" loext:opacity="0%" fo:font-size="12pt" fo:letter-spacing="normal" fo:background-color="transparent" loext:char-shading-value="0" style:font-name-asian="Times New Roman2" style:font-size-asian="12pt" style:font-name-complex="Times New Roman2"/>
    </style:style>
    <style:style style:name="T256" style:family="text">
      <style:text-properties style:use-window-font-color="true" loext:opacity="0%" fo:font-size="12pt" fo:letter-spacing="normal" officeooo:rsid="01983750" fo:background-color="transparent" loext:char-shading-value="0" style:font-name-asian="Times New Roman2" style:font-size-asian="12pt" style:font-name-complex="Times New Roman2"/>
    </style:style>
    <style:style style:name="T257" style:family="text">
      <style:text-properties style:use-window-font-color="true" loext:opacity="0%" fo:font-size="12pt" fo:letter-spacing="normal" officeooo:rsid="00181556" fo:background-color="transparent" loext:char-shading-value="0" style:font-name-asian="Times New Roman2" style:font-size-asian="12pt" style:font-name-complex="Times New Roman2"/>
    </style:style>
    <style:style style:name="T258" style:family="text">
      <style:text-properties style:use-window-font-color="true" loext:opacity="0%" fo:font-size="12pt" fo:letter-spacing="normal" officeooo:rsid="01a50906" fo:background-color="transparent" loext:char-shading-value="0" style:font-name-asian="Times New Roman2" style:font-size-asian="12pt" style:font-name-complex="Times New Roman2"/>
    </style:style>
    <style:style style:name="T259" style:family="text">
      <style:text-properties style:use-window-font-color="true" loext:opacity="0%" fo:font-size="12pt" fo:letter-spacing="normal" officeooo:rsid="017d9b49" fo:background-color="transparent" loext:char-shading-value="0" style:font-name-asian="Times New Roman2" style:font-size-asian="12pt" style:font-name-complex="Times New Roman2"/>
    </style:style>
    <style:style style:name="T260" style:family="text">
      <style:text-properties style:use-window-font-color="true" loext:opacity="0%" fo:font-size="12pt" fo:letter-spacing="normal" fo:language="ru" fo:country="RU" officeooo:rsid="019e1bb7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1" style:family="text">
      <style:text-properties style:use-window-font-color="true" loext:opacity="0%" fo:font-size="12pt" fo:letter-spacing="normal" fo:language="ru" fo:country="RU" officeooo:rsid="01a364bf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2" style:family="text">
      <style:text-properties style:use-window-font-color="true" loext:opacity="0%" fo:font-size="12pt" fo:letter-spacing="normal" fo:language="ru" fo:country="RU" officeooo:rsid="019e9891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3" style:family="text">
      <style:text-properties style:use-window-font-color="true" loext:opacity="0%" fo:font-size="12pt" fo:letter-spacing="normal" fo:language="ru" fo:country="RU" officeooo:rsid="017ef792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4" style:family="text">
      <style:text-properties style:use-window-font-color="true" loext:opacity="0%" fo:font-size="12pt" fo:letter-spacing="normal" fo:language="ru" fo:country="RU" officeooo:rsid="01a06988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5" style:family="text">
      <style:text-properties style:use-window-font-color="true" loext:opacity="0%" fo:font-size="12pt" fo:letter-spacing="normal" fo:language="ru" fo:country="RU" officeooo:rsid="01968b2e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6" style:family="text">
      <style:text-properties style:use-window-font-color="true" loext:opacity="0%" fo:font-size="12pt" fo:letter-spacing="normal" fo:language="ru" fo:country="RU" officeooo:rsid="0199201f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7" style:family="text">
      <style:text-properties style:use-window-font-color="true" loext:opacity="0%" fo:font-size="12pt" fo:letter-spacing="normal" fo:language="ru" fo:country="RU" officeooo:rsid="01aaac6e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8" style:family="text">
      <style:text-properties style:use-window-font-color="true" loext:opacity="0%" fo:font-size="12pt" fo:letter-spacing="normal" fo:language="ru" fo:country="RU" officeooo:rsid="01ba963a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69" style:family="text">
      <style:text-properties style:use-window-font-color="true" loext:opacity="0%" fo:font-size="12pt" fo:letter-spacing="normal" fo:language="ru" fo:country="RU" officeooo:rsid="01c27ef8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70" style:family="text">
      <style:text-properties style:use-window-font-color="true" loext:opacity="0%" fo:font-size="12pt" fo:letter-spacing="normal" fo:language="ru" fo:country="RU" officeooo:rsid="01c62a19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71" style:family="text">
      <style:text-properties style:use-window-font-color="true" loext:opacity="0%" fo:font-size="12pt" fo:letter-spacing="normal" fo:language="ru" fo:country="RU" officeooo:rsid="01c6fc89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72" style:family="text">
      <style:text-properties style:use-window-font-color="true" loext:opacity="0%" fo:font-size="12pt" fo:letter-spacing="normal" fo:language="ru" fo:country="RU" officeooo:rsid="01c769be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73" style:family="text">
      <style:text-properties style:use-window-font-color="true" loext:opacity="0%" fo:font-size="12pt" fo:letter-spacing="normal" fo:language="ru" fo:country="RU" officeooo:rsid="01c97f5d" style:letter-kerning="true" fo:background-color="transparent" loext:char-shading-value="0" style:font-name-asian="Times New Roman2" style:font-size-asian="12pt" style:language-asian="zh" style:country-asian="CN" style:font-name-complex="Times New Roman2" style:font-size-complex="10pt" style:language-complex="hi" style:country-complex="IN"/>
    </style:style>
    <style:style style:name="T274" style:family="text">
      <style:text-properties style:use-window-font-color="true" loext:opacity="0%" fo:font-size="12pt" fo:letter-spacing="normal" fo:language="ru" fo:country="RU" officeooo:rsid="00932e77" style:letter-kerning="true" fo:background-color="transparent" loext:char-shading-value="0" style:font-name-asian="Times New Roman2" style:font-size-asian="12pt" style:language-asian="hi" style:country-asian="IN" style:font-name-complex="Times New Roman2" style:font-size-complex="12pt"/>
    </style:style>
    <style:style style:name="T275" style:family="text">
      <style:text-properties style:use-window-font-color="true" loext:opacity="0%" fo:font-size="12pt" fo:letter-spacing="normal" fo:language="ru" fo:country="RU" fo:background-color="transparent" loext:char-shading-value="0" style:font-name-asian="Times New Roman2" style:font-size-asian="12pt" style:font-name-complex="Times New Roman2"/>
    </style:style>
    <style:style style:name="T276" style:family="text">
      <style:text-properties style:use-window-font-color="true" loext:opacity="0%" fo:font-size="12pt" fo:letter-spacing="normal" fo:language="ru" fo:country="RU" officeooo:rsid="01a18d35" fo:background-color="transparent" loext:char-shading-value="0" style:font-name-asian="Times New Roman2" style:font-size-asian="12pt" style:font-name-complex="Times New Roman2"/>
    </style:style>
    <style:style style:name="T277" style:family="text">
      <style:text-properties style:use-window-font-color="true" loext:opacity="0%" fo:font-size="12pt" fo:letter-spacing="normal" fo:language="ru" fo:country="RU" officeooo:rsid="01a364bf" fo:background-color="transparent" loext:char-shading-value="0" style:font-name-asian="Times New Roman2" style:font-size-asian="12pt" style:font-name-complex="Times New Roman2"/>
    </style:style>
    <style:style style:name="T278" style:family="text">
      <style:text-properties style:use-window-font-color="true" loext:opacity="0%" fo:font-size="12pt" fo:letter-spacing="normal" fo:language="ru" fo:country="RU" officeooo:rsid="019a752e" fo:background-color="transparent" loext:char-shading-value="0" style:font-name-asian="Times New Roman2" style:font-size-asian="12pt" style:font-name-complex="Times New Roman2"/>
    </style:style>
    <style:style style:name="T279" style:family="text">
      <style:text-properties style:use-window-font-color="true" loext:opacity="0%" fo:font-size="12pt" fo:letter-spacing="normal" fo:language="ru" fo:country="RU" officeooo:rsid="0199201f" fo:background-color="transparent" loext:char-shading-value="0" style:font-name-asian="Times New Roman2" style:font-size-asian="12pt" style:font-name-complex="Times New Roman2"/>
    </style:style>
    <style:style style:name="T280" style:family="text">
      <style:text-properties style:use-window-font-color="true" loext:opacity="0%" fo:font-size="12pt" fo:letter-spacing="normal" fo:language="ru" fo:country="RU" officeooo:rsid="01a8ab7e" fo:background-color="transparent" loext:char-shading-value="0" style:font-name-asian="Times New Roman2" style:font-size-asian="12pt" style:font-name-complex="Times New Roman2"/>
    </style:style>
    <style:style style:name="T281" style:family="text">
      <style:text-properties style:use-window-font-color="true" loext:opacity="0%" fo:font-size="12pt" fo:letter-spacing="normal" fo:language="ru" fo:country="RU" officeooo:rsid="01ad6550" fo:background-color="transparent" loext:char-shading-value="0" style:font-name-asian="Times New Roman2" style:font-size-asian="12pt" style:font-name-complex="Times New Roman2"/>
    </style:style>
    <style:style style:name="T282" style:family="text">
      <style:text-properties style:use-window-font-color="true" loext:opacity="0%" fo:font-size="12pt" fo:letter-spacing="normal" fo:language="ru" fo:country="RU" officeooo:rsid="01afdd38" fo:background-color="transparent" loext:char-shading-value="0" style:font-name-asian="Times New Roman2" style:font-size-asian="12pt" style:font-name-complex="Times New Roman2"/>
    </style:style>
    <style:style style:name="T283" style:family="text">
      <style:text-properties style:use-window-font-color="true" loext:opacity="0%" fo:font-size="12pt" fo:letter-spacing="normal" fo:language="ru" fo:country="RU" officeooo:rsid="001d7f99" fo:background-color="transparent" loext:char-shading-value="0" style:font-name-asian="Times New Roman2" style:font-size-asian="12pt" style:font-name-complex="Times New Roman2"/>
    </style:style>
    <style:style style:name="T284" style:family="text">
      <style:text-properties style:use-window-font-color="true" loext:opacity="0%" fo:font-size="12pt" fo:letter-spacing="normal" fo:language="ru" fo:country="RU" officeooo:rsid="001dbcf7" fo:background-color="transparent" loext:char-shading-value="0" style:font-name-asian="Times New Roman2" style:font-size-asian="12pt" style:font-name-complex="Times New Roman2"/>
    </style:style>
    <style:style style:name="T285" style:family="text">
      <style:text-properties style:use-window-font-color="true" loext:opacity="0%" fo:font-size="12pt" fo:letter-spacing="normal" fo:language="ru" fo:country="RU" officeooo:rsid="01b43f4d" fo:background-color="transparent" loext:char-shading-value="0" style:font-name-asian="Times New Roman2" style:font-size-asian="12pt" style:font-name-complex="Times New Roman2"/>
    </style:style>
    <style:style style:name="T286" style:family="text">
      <style:text-properties style:use-window-font-color="true" loext:opacity="0%" fo:font-size="12pt" fo:letter-spacing="normal" fo:language="ru" fo:country="RU" officeooo:rsid="001eb687" fo:background-color="transparent" loext:char-shading-value="0" style:font-name-asian="Times New Roman2" style:font-size-asian="12pt" style:font-name-complex="Times New Roman2"/>
    </style:style>
    <style:style style:name="T287" style:family="text">
      <style:text-properties style:use-window-font-color="true" loext:opacity="0%" fo:font-size="12pt" fo:letter-spacing="normal" fo:language="ru" fo:country="RU" officeooo:rsid="0180dd76" fo:background-color="transparent" loext:char-shading-value="0" style:font-name-asian="Times New Roman2" style:font-size-asian="12pt" style:font-name-complex="Times New Roman2"/>
    </style:style>
    <style:style style:name="T288" style:family="text">
      <style:text-properties style:use-window-font-color="true" loext:opacity="0%" fo:font-size="12pt" fo:letter-spacing="normal" fo:language="ru" fo:country="RU" officeooo:rsid="01821984" fo:background-color="transparent" loext:char-shading-value="0" style:font-name-asian="Times New Roman2" style:font-size-asian="12pt" style:font-name-complex="Times New Roman2"/>
    </style:style>
    <style:style style:name="T289" style:family="text">
      <style:text-properties style:use-window-font-color="true" loext:opacity="0%" fo:font-size="12pt" fo:letter-spacing="normal" fo:language="ru" fo:country="RU" officeooo:rsid="001ed3c9" fo:background-color="transparent" loext:char-shading-value="0" style:font-name-asian="Times New Roman2" style:font-size-asian="12pt" style:font-name-complex="Times New Roman2"/>
    </style:style>
    <style:style style:name="T290" style:family="text">
      <style:text-properties style:use-window-font-color="true" loext:opacity="0%" fo:font-size="12pt" fo:letter-spacing="normal" fo:language="ru" fo:country="RU" officeooo:rsid="01ba963a" fo:background-color="transparent" loext:char-shading-value="0" style:font-name-asian="Times New Roman2" style:font-size-asian="12pt" style:font-name-complex="Times New Roman2"/>
    </style:style>
    <style:style style:name="T291" style:family="text">
      <style:text-properties style:use-window-font-color="true" loext:opacity="0%" fo:font-size="12pt" fo:letter-spacing="normal" fo:language="ru" fo:country="RU" officeooo:rsid="01c27ef8" fo:background-color="transparent" loext:char-shading-value="0" style:font-name-asian="Times New Roman2" style:font-size-asian="12pt" style:font-name-complex="Times New Roman2"/>
    </style:style>
    <style:style style:name="T292" style:family="text">
      <style:text-properties style:use-window-font-color="true" loext:opacity="0%" fo:font-size="12pt" fo:letter-spacing="normal" fo:language="ru" fo:country="RU" officeooo:rsid="001fbad4" fo:background-color="transparent" loext:char-shading-value="0" style:font-name-asian="Times New Roman2" style:font-size-asian="12pt" style:font-name-complex="Times New Roman2"/>
    </style:style>
    <style:style style:name="T293" style:family="text">
      <style:text-properties style:use-window-font-color="true" loext:opacity="0%" fo:font-size="12pt" fo:letter-spacing="normal" fo:language="ru" fo:country="RU" officeooo:rsid="0010a4e8" fo:background-color="transparent" loext:char-shading-value="0" style:font-name-asian="Times New Roman2" style:font-size-asian="12pt" style:font-name-complex="Times New Roman2"/>
    </style:style>
    <style:style style:name="T294" style:family="text">
      <style:text-properties style:use-window-font-color="true" loext:opacity="0%" fo:font-size="12pt" fo:letter-spacing="normal" fo:language="ru" fo:country="RU" officeooo:rsid="0012a4f9" fo:background-color="transparent" loext:char-shading-value="0" style:font-name-asian="Times New Roman2" style:font-size-asian="12pt" style:font-name-complex="Times New Roman2"/>
    </style:style>
    <style:style style:name="T295" style:family="text">
      <style:text-properties style:use-window-font-color="true" loext:opacity="0%" fo:font-size="12pt" fo:letter-spacing="normal" fo:language="ru" fo:country="RU" officeooo:rsid="001383a5" fo:background-color="transparent" loext:char-shading-value="0" style:font-name-asian="Times New Roman2" style:font-size-asian="12pt" style:font-name-complex="Times New Roman2"/>
    </style:style>
    <style:style style:name="T296" style:family="text">
      <style:text-properties style:use-window-font-color="true" loext:opacity="0%" fo:font-size="12pt" fo:letter-spacing="normal" fo:language="ru" fo:country="RU" officeooo:rsid="001976e0" fo:background-color="transparent" loext:char-shading-value="0" style:font-name-asian="Times New Roman2" style:font-size-asian="12pt" style:font-name-complex="Times New Roman2"/>
    </style:style>
    <style:style style:name="T297" style:family="text">
      <style:text-properties style:use-window-font-color="true" loext:opacity="0%" fo:font-size="12pt" fo:letter-spacing="normal" fo:language="ru" fo:country="RU" officeooo:rsid="001b12f5" fo:background-color="transparent" loext:char-shading-value="0" style:font-name-asian="Times New Roman2" style:font-size-asian="12pt" style:font-name-complex="Times New Roman2"/>
    </style:style>
    <style:style style:name="T298" style:family="text">
      <style:text-properties style:use-window-font-color="true" loext:opacity="0%" fo:font-size="12pt" fo:language="ru" fo:country="RU" style:text-underline-style="none" fo:font-weight="normal" officeooo:rsid="006eefa4" style:letter-kerning="false" style:font-name-asian="Arial3" style:font-size-asian="12pt" style:language-asian="hi" style:country-asian="IN" style:font-weight-asian="normal" style:font-name-complex="Times New Roman1" style:font-size-complex="12pt" style:font-weight-complex="normal"/>
    </style:style>
    <style:style style:name="T299" style:family="text">
      <style:text-properties officeooo:rsid="01b2eea1"/>
    </style:style>
    <style:style style:name="T300" style:family="text">
      <style:text-properties officeooo:rsid="01b43f4d"/>
    </style:style>
    <style:style style:name="T301" style:family="text">
      <style:text-properties fo:font-size="12pt" fo:font-style="normal" style:text-underline-style="none" fo:font-weight="normal" officeooo:rsid="007b0330" style:letter-kerning="false" style:font-size-asian="12pt" style:font-style-asian="normal" style:font-weight-asian="normal" style:font-size-complex="12pt"/>
    </style:style>
    <style:style style:name="T302" style:family="text">
      <style:text-properties fo:font-size="12pt" fo:font-style="normal" style:text-underline-style="none" fo:font-weight="normal" officeooo:rsid="00834656" style:letter-kerning="false" style:font-size-asian="12pt" style:font-style-asian="normal" style:font-weight-asian="normal" style:font-size-complex="12pt"/>
    </style:style>
    <style:style style:name="T303" style:family="text">
      <style:text-properties fo:font-size="12pt" fo:font-style="normal" style:text-underline-style="solid" style:text-underline-width="auto" style:text-underline-color="font-color" fo:font-weight="normal" officeooo:rsid="0187d747" style:letter-kerning="false" style:font-size-asian="12pt" style:font-style-asian="normal" style:font-weight-asian="normal" style:font-size-complex="12pt"/>
    </style:style>
    <style:style style:name="T304" style:family="text">
      <style:text-properties fo:font-size="12pt" fo:font-style="normal" style:text-underline-style="solid" style:text-underline-width="auto" style:text-underline-color="font-color" fo:font-weight="normal" officeooo:rsid="00834656" style:letter-kerning="false" style:font-size-asian="12pt" style:font-style-asian="normal" style:font-weight-asian="normal" style:font-size-complex="12pt"/>
    </style:style>
    <style:style style:name="T305" style:family="text">
      <style:text-properties fo:font-size="12pt" fo:language="ru" fo:country="RU" fo:font-style="normal" style:text-underline-style="none" fo:font-weight="normal" officeooo:rsid="01a7dc53" style:letter-kerning="false" style:font-size-asian="12pt" style:font-style-asian="normal" style:font-weight-asian="normal" style:font-size-complex="12pt"/>
    </style:style>
    <style:style style:name="T306" style:family="text">
      <style:text-properties fo:font-size="12pt" fo:language="ru" fo:country="RU" fo:font-style="normal" style:text-underline-style="none" fo:font-weight="normal" officeooo:rsid="01a39c60" style:letter-kerning="false" style:font-size-asian="12pt" style:font-style-asian="normal" style:font-weight-asian="normal" style:font-size-complex="12pt"/>
    </style:style>
    <style:style style:name="T307" style:family="text">
      <style:text-properties fo:font-size="12pt" fo:language="ru" fo:country="RU" officeooo:rsid="008c4a1f" style:font-size-asian="12pt" style:font-size-complex="12pt"/>
    </style:style>
    <style:style style:name="T308" style:family="text">
      <style:text-properties fo:font-size="12pt" fo:language="ru" fo:country="RU" officeooo:rsid="0185a39e" style:font-size-asian="12pt" style:font-size-complex="12pt"/>
    </style:style>
    <style:style style:name="T309" style:family="text">
      <style:text-properties fo:font-size="12pt" fo:language="ru" fo:country="RU" officeooo:rsid="00965252" style:font-size-asian="12pt" style:font-size-complex="12pt"/>
    </style:style>
    <style:style style:name="T310" style:family="text">
      <style:text-properties fo:font-size="12pt" fo:language="ru" fo:country="RU" officeooo:rsid="008dc650" style:font-size-asian="12pt" style:font-size-complex="12pt"/>
    </style:style>
    <style:style style:name="T311" style:family="text">
      <style:text-properties fo:font-size="12pt" fo:language="ru" fo:country="RU" officeooo:rsid="018b6917" style:font-size-asian="12pt" style:font-size-complex="12pt"/>
    </style:style>
    <style:style style:name="T312" style:family="text">
      <style:text-properties fo:font-size="12pt" fo:language="ru" fo:country="RU" officeooo:rsid="018f0434" style:font-size-asian="12pt" style:font-size-complex="12pt"/>
    </style:style>
    <style:style style:name="T313" style:family="text">
      <style:text-properties fo:font-size="12pt" fo:language="ru" fo:country="RU" officeooo:rsid="011f3509" style:font-size-asian="12pt" style:font-size-complex="12pt"/>
    </style:style>
    <style:style style:name="T314" style:family="text">
      <style:text-properties style:font-name="Times New Roman" fo:language="ru" fo:country="RU" officeooo:rsid="011127d0"/>
    </style:style>
    <style:style style:name="T315" style:family="text">
      <style:text-properties style:font-name="Times New Roman" fo:language="ru" fo:country="RU" officeooo:rsid="0112369c"/>
    </style:style>
    <style:style style:name="T316" style:family="text">
      <style:text-properties style:font-name="Times New Roman" fo:language="ru" fo:country="RU" officeooo:rsid="002ad5a3"/>
    </style:style>
    <style:style style:name="T317" style:family="text">
      <style:text-properties officeooo:rsid="004f9f5a"/>
    </style:style>
    <style:style style:name="T318" style:family="text">
      <style:text-properties officeooo:rsid="00511f94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00216eeb" style:font-weight-asian="bold" style:font-weight-complex="bold"/>
    </style:style>
    <style:style style:name="T321" style:family="text">
      <style:text-properties fo:font-weight="bold" officeooo:rsid="00229f6d" style:font-weight-asian="bold" style:font-weight-complex="bold"/>
    </style:style>
    <style:style style:name="T322" style:family="text">
      <style:text-properties officeooo:rsid="0027c7da"/>
    </style:style>
    <style:style style:name="T323" style:family="text">
      <style:text-properties officeooo:rsid="0025645a"/>
    </style:style>
    <style:style style:name="T324" style:family="text">
      <style:text-properties officeooo:rsid="00275c33"/>
    </style:style>
    <style:style style:name="T325" style:family="text">
      <style:text-properties officeooo:rsid="00294d63"/>
    </style:style>
    <style:style style:name="T326" style:family="text">
      <style:text-properties officeooo:rsid="002ab155"/>
    </style:style>
    <style:style style:name="T327" style:family="text">
      <style:text-properties officeooo:rsid="002b46f5"/>
    </style:style>
    <style:style style:name="T328" style:family="text">
      <style:text-properties officeooo:rsid="002f157e"/>
    </style:style>
    <style:style style:name="T329" style:family="text">
      <style:text-properties officeooo:rsid="0030e113"/>
    </style:style>
    <style:style style:name="T330" style:family="text">
      <style:text-properties officeooo:rsid="0031e965"/>
    </style:style>
    <style:style style:name="T331" style:family="text">
      <style:text-properties officeooo:rsid="00329026"/>
    </style:style>
    <style:style style:name="T332" style:family="text">
      <style:text-properties officeooo:rsid="001d0108"/>
    </style:style>
    <style:style style:name="T333" style:family="text">
      <style:text-properties officeooo:rsid="001edac0"/>
    </style:style>
    <style:style style:name="T334" style:family="text">
      <style:text-properties officeooo:rsid="0020fab2"/>
    </style:style>
    <style:style style:name="T335" style:family="text">
      <style:text-properties officeooo:rsid="0022a449"/>
    </style:style>
    <style:style style:name="T336" style:family="text">
      <style:text-properties officeooo:rsid="002327db"/>
    </style:style>
    <style:style style:name="T337" style:family="text">
      <style:text-properties officeooo:rsid="0037a79b"/>
    </style:style>
    <style:style style:name="T338" style:family="text">
      <style:text-properties fo:language="en" fo:country="US" officeooo:rsid="00216eeb"/>
    </style:style>
    <style:style style:name="T339" style:family="text">
      <style:text-properties officeooo:rsid="00216eeb"/>
    </style:style>
    <style:style style:name="T340" style:family="text">
      <style:text-properties officeooo:rsid="0025de8c"/>
    </style:style>
    <style:style style:name="T341" style:family="text">
      <style:text-properties officeooo:rsid="0026de38"/>
    </style:style>
    <style:style style:name="T342" style:family="text">
      <style:text-properties officeooo:rsid="0027fe32"/>
    </style:style>
    <style:style style:name="T343" style:family="text">
      <style:text-properties style:font-name="Times New Roman" fo:font-size="10pt" fo:language="ru" fo:country="RU" officeooo:rsid="00377556" style:font-size-asian="10pt" style:font-size-complex="10pt"/>
    </style:style>
    <style:style style:name="T344" style:family="text">
      <style:text-properties style:font-name="Times New Roman" fo:font-size="10pt" fo:language="ru" fo:country="RU" officeooo:rsid="0026de38" style:font-size-asian="10pt" style:font-size-complex="10pt"/>
    </style:style>
    <style:style style:name="T345" style:family="text">
      <style:text-properties style:font-name="Times New Roman" fo:font-size="10pt" fo:language="ru" fo:country="RU" officeooo:rsid="0027fe32" style:font-size-asian="10pt" style:font-size-complex="10pt"/>
    </style:style>
    <style:style style:name="T346" style:family="text">
      <style:text-properties style:font-name="Times New Roman" fo:font-size="10pt" fo:language="ru" fo:country="RU" officeooo:rsid="0037a79b" style:font-size-asian="10pt" style:font-size-complex="10pt"/>
    </style:style>
    <style:style style:name="T347" style:family="text">
      <style:text-properties style:font-name="Times New Roman" fo:font-size="10pt" fo:language="ru" fo:country="RU" officeooo:rsid="0029ac27" style:font-size-asian="10pt" style:font-size-complex="10pt"/>
    </style:style>
    <style:style style:name="T348" style:family="text">
      <style:text-properties officeooo:rsid="0029ac27"/>
    </style:style>
    <style:style style:name="T349" style:family="text">
      <style:text-properties officeooo:rsid="002ad5a3"/>
    </style:style>
    <style:style style:name="T350" style:family="text">
      <style:text-properties fo:font-size="10pt" style:font-size-asian="10pt" style:font-size-complex="10pt"/>
    </style:style>
    <style:style style:name="T351" style:family="text">
      <style:text-properties style:font-name="Times New Roman" fo:font-size="10pt" style:font-size-asian="10pt" style:font-size-complex="10pt"/>
    </style:style>
    <style:style style:name="gr1" style:family="graphic">
      <style:graphic-properties style:run-through="background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" draw:textarea-horizontal-align="center" draw:textarea-vertical-align="middle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marker-end="Arrowhead_20_1" draw:textarea-horizontal-align="center" draw:textarea-vertical-align="middle" style:run-through="background"/>
    </style:style>
    <style:style style:name="gr5" style:family="graphic">
      <style:graphic-properties draw:marker-end="Arrowhead_20_1" draw:textarea-horizontal-align="justify" draw:textarea-vertical-align="middle" draw:auto-grow-height="false" fo:min-height="8.77mm" fo:min-width="35mm" style:run-through="background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8.54mm" fo:min-width="41.31mm" style:run-through="background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9mm" fo:min-width="37.13m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ыявление агент<text:span text:style-name="T1">ов</text:span></text:p>
      <text:p text:style-name="P14"/>
      <text:p text:style-name="P16">I. Определение.</text:p>
      <text:p text:style-name="P16"/>
      <text:p text:style-name="P17"><text:span text:style-name="T2">Агент — лицо, завербованное или внедренное в целевую среду</text:span><text:span text:style-name="T3">, действующ</text:span><text:span text:style-name="T2">е</text:span><text:span text:style-name="T3">е в интересах </text:span><text:span text:style-name="T2">своих хозяев</text:span><text:span text:style-name="T4">. </text:span><text:span text:style-name="T5">В вопросах, ка</text:span><text:span text:style-name="T6">с</text:span><text:span text:style-name="T5">ающихся целевой среды, с</text:span><text:span text:style-name="T7">амостоятельности не имеет и волей не обладает. </text:span><text:span text:style-name="T8">Знаний о методах агентурной работы и структуре секретной службы не имеет. </text:span><text:span text:style-name="T9">В подавляющем количестве случаев использу</text:span><text:span text:style-name="T10">е</text:span><text:span text:style-name="T9">тся «втемную» или под «чужим флагом». </text:span><text:span text:style-name="T11">Обучают только тем знаниям, которые критически необходимы для выполнения задания.</text:span></text:p>
      <text:p text:style-name="P17"/>
      <text:p text:style-name="P17"><text:span text:style-name="T11">А</text:span><text:span text:style-name="T12">генты, </text:span><text:span text:style-name="T13">внедренные </text:span><text:span text:style-name="T12">секретны</text:span><text:span text:style-name="T13">ми </text:span><text:span text:style-name="T12">служб</text:span><text:span text:style-name="T13">ами других стран и</text:span><text:span text:style-name="T12"> выполняющие разведывательные задачи, </text:span><text:span text:style-name="T14">с большой долей вероятности </text:span><text:span text:style-name="T15">обладают знаниями о методах выведывания </text:span><text:span text:style-name="T16">информации, а также о методах</text:span><text:span text:style-name="T15"> психологического воздействия </text:span><text:span text:style-name="T17">на человека</text:span><text:span text:style-name="T18">. </text:span><text:span text:style-name="T19">Отличаются крайне гибким мышлением и стремлением избегать шаблон</text:span><text:span text:style-name="T20">ов</text:span><text:span text:style-name="T19">. </text:span><text:span text:style-name="T20">При этом стремятся никак не выделяться из общей среды. </text:span><text:span text:style-name="T21">Стремятся проникнуть в агентурные сети государства, против которого работают. </text:span><text:span text:style-name="T22">В этом случае ярко контрастируют с остальным агентурным аппаратом с точки зрения объектов разработки, так как кроме выполнения заданий с позиций государства, в агентурные сети которого они внедрились, </text:span><text:span text:style-name="T23">они </text:span><text:span text:style-name="T24">также выполняют разведывательные задачи государства, которое их внедрило. </text:span><text:span text:style-name="T25">Контраст заключается в том, что задания куратора они выполняют по известным шаблонам, а разведывательные задачи — без </text:span><text:span text:style-name="T26">таковых</text:span><text:span text:style-name="T25">, </text:span><text:span text:style-name="T27">то есть в одн</text:span><text:span text:style-name="T28">их</text:span><text:span text:style-name="T27"> ситуаци</text:span><text:span text:style-name="T28">ях</text:span><text:span text:style-name="T27"> они имитируют косность мышления, а в других проявляют изощренность.</text:span></text:p>
      <text:p text:style-name="P15"/>
      <text:p text:style-name="P18">Виды</text:p>
      <text:p text:style-name="P17"><text:span text:style-name="T29">1. информаторы </text:span><text:span text:style-name="T30">(снятие информации)</text:span></text:p>
      <text:p text:style-name="P17"><text:span text:style-name="T29">2. агенты </text:span><text:span text:style-name="T30">(снятие + передача информации)</text:span></text:p>
      <text:p text:style-name="P17"/>
      <text:p text:style-name="P19"><text:span text:style-name="T30">1. </text:span>завербованные в целевой среде<text:span text:style-name="T31"> (информаторы)</text:span></text:p>
      <text:p text:style-name="P19">2. внедренные</text:p>
      <text:p text:style-name="P18"/>
      <text:p text:style-name="P35">II. <text:span text:style-name="T32">Признаки</text:span><text:span text:style-name="T33">.</text:span></text:p>
      <text:p text:style-name="P20"/>
      <text:p text:style-name="P21"><text:span text:style-name="T30">П</text:span>ризнаки информатора:</text:p>
      <text:p text:style-name="P21">1. утечка информации,</text:p>
      <text:p text:style-name="P22">2. добровольное взятие на себя обязательств, которые дают доступ к важным встречам и документам, <text:span text:style-name="T220">включая их набор или «выбрасывание» мусора.</text:span></text:p>
      <text:p text:style-name="P18"/>
      <text:p text:style-name="P21"><text:span text:style-name="T30">П</text:span>ризнаки <text:span text:style-name="T221">агента</text:span>:</text:p>
      <text:p text:style-name="P21">1. стремление войти в довери<text:span text:style-name="T222">е:</text:span></text:p>
      <text:p text:style-name="P21"><text:tab/><text:span text:style-name="T223">а) комплименты, </text:span><text:span text:style-name="T224">в том числе косвенные или через третьих лиц,</text:span></text:p>
      <text:p text:style-name="P21"><text:tab/><text:span text:style-name="T223">б) подарки, угощения, </text:span><text:span text:style-name="T225">инициирует совместные увеселительные мероприятия</text:span><text:span text:style-name="T223">,</text:span></text:p>
      <text:p text:style-name="P43"><text:span text:style-name="T34"><text:tab/></text:span><text:span text:style-name="T35">в) «мелька</text:span><text:span text:style-name="T36">ет</text:span><text:span text:style-name="T35"> перед глазами», </text:span><text:span text:style-name="T37">особенно </text:span><text:span text:style-name="T35">когда у вас хорошее настроение,</text:span></text:p>
      <text:p text:style-name="P17"><text:tab/><text:span text:style-name="T226">г) </text:span><text:span text:style-name="T227">оказывает вам </text:span><text:span text:style-name="T228">мелкую </text:span><text:span text:style-name="T227">услугу, </text:span><text:span text:style-name="T229">о которой вы не просили,</text:span></text:p>
      <text:p text:style-name="P43"><text:span text:style-name="T34"><text:tab/></text:span><text:span text:style-name="T38">д) декларирует себя как авторитетную личность </text:span><text:span text:style-name="T39">в вашей картине мира </text:span><text:span text:style-name="T38">(статусная одежда, должность, доход, автомобиль), </text:span><text:span text:style-name="T40">также информация о</text:span><text:span text:style-name="T41">б</text:span><text:span text:style-name="T40"> том доходит до вас </text:span><text:span text:style-name="T42">от</text:span><text:span text:style-name="T40"> третьих лиц,</text:span></text:p>
      <text:p text:style-name="P21"><text:tab/><text:span text:style-name="T230">е) </text:span><text:span text:style-name="T231">стрессовые ситуации </text:span><text:span text:style-name="T232">вне общения с этим человеком.</text:span></text:p>
      <text:p text:style-name="P21"/>
      <text:p text:style-name="P43"><text:span text:style-name="T43">2. </text:span><text:span text:style-name="T44">от него исходит информация, </text:span><text:span text:style-name="T45">которая имеет</text:span><text:span text:style-name="T46"> цель:</text:span></text:p>
      <text:p text:style-name="P43"><text:tab/><text:span text:style-name="T233">а) </text:span><text:span text:style-name="T301">ввести вас в заблуждение, замаскировать нечто, заставить поверить в то, что ситуация сформировалась не искусственно, а естественным путем </text:span><text:span text:style-name="T302">(</text:span><text:span text:style-name="T303">информация </text:span><text:span text:style-name="T304">не проверяемая !!!</text:span><text:span text:style-name="T302">)</text:span><text:span text:style-name="T301">;</text:span></text:p>
      <text:p text:style-name="P17"><text:tab/><text:span text:style-name="T234">б) </text:span><text:span text:style-name="T235">изменить ваше эмоциональное состояние </text:span><text:span text:style-name="T236">и побудить к какому-либо действию.</text:span></text:p>
      <text:p text:style-name="P17"><text:soft-page-break/></text:p>
      <text:p text:style-name="P44"><text:span text:style-name="T47">3. </text:span><text:span text:style-name="T32">сбор информации</text:span></text:p>
      <text:p text:style-name="P43"><text:span text:style-name="T47"><text:tab/></text:span><text:span text:style-name="T48">а) </text:span><text:span text:style-name="T49">добровольное взятие на себя обязательств, которые дают доступ к важным встречам и документам, </text:span><text:span text:style-name="T50">включая их набор или «выбрасывание» мусора,</text:span></text:p>
      <text:p text:style-name="P43"><text:span text:style-name="T50"><text:tab/></text:span><text:span text:style-name="T48">б) </text:span><text:span text:style-name="T51">выведывание информации, </text:span><text:span text:style-name="T52">особенно высказывания на косвенные темы</text:span><text:span text:style-name="T51">,</text:span></text:p>
      <text:p text:style-name="P43"><text:span text:style-name="T51"><text:tab/>в) </text:span><text:span text:style-name="T53">посещение групповых встреч без вовлечения в деятельность </text:span><text:span text:style-name="T54">группы</text:span><text:span text:style-name="T53">,</text:span></text:p>
      <text:p text:style-name="P43"><text:span text:style-name="T53"><text:tab/></text:span><text:span text:style-name="T55">г) попытки проводить людей или помочь донести что-то домой, даже если им не по пути.</text:span><text:span text:style-name="T50"><text:tab/></text:span></text:p>
      <text:p text:style-name="P23"/>
      <text:p text:style-name="P43"><text:span text:style-name="T47">4</text:span><text:span text:style-name="T56">. </text:span><text:span text:style-name="T57">несоответствия:</text:span></text:p>
      <text:p text:style-name="P43"><text:span text:style-name="T35"><text:tab/></text:span><text:span text:style-name="T57">а) </text:span><text:span text:style-name="T35">неизвестный источник средств к существованию </text:span><text:span text:style-name="T58">или</text:span><text:span text:style-name="T35"> несоответствие </text:span><text:span text:style-name="T59">расходов</text:span><text:span text:style-name="T35"> доходам</text:span><text:span text:style-name="T60">, </text:span><text:span text:style-name="T61">жизнь не по средствам, </text:span><text:span text:style-name="T62">всегда </text:span><text:span text:style-name="T63">имеет карманные деньги и </text:span><text:span text:style-name="T62">готов одолжить,</text:span></text:p>
      <text:p text:style-name="P43"><text:span text:style-name="T56"><text:tab/></text:span><text:span text:style-name="T59">б) </text:span><text:span text:style-name="T64">несоответствия в прошлом - </text:span><text:span text:style-name="T65">уличен во лжи </text:span><text:span text:style-name="T66">о серьезных вещах: идентификационные данные, семья, прошлое, раса, этническая принадлежность</text:span><text:span text:style-name="T65">. </text:span><text:span text:style-name="T67">П</text:span><text:span text:style-name="T68">роверяйте </text:span><text:span text:style-name="T69">подозрительные «факты», </text:span><text:span text:style-name="T70">которые он сообщил о себе</text:span><text:span text:style-name="T69">, так как здесь ложь тяжело утаить</text:span><text:span text:style-name="T71">.</text:span></text:p>
      <text:p text:style-name="P43"><text:span text:style-name="T56"><text:tab/></text:span><text:span text:style-name="T72">в) </text:span><text:span text:style-name="T49">частые исчезновения на </text:span><text:span text:style-name="T73">некоторое время.</text:span></text:p>
      <text:p text:style-name="P43"><text:span text:style-name="T73"><text:tab/></text:span><text:span text:style-name="T74">г) иммунитет от преследования </text:span><text:span text:style-name="T75">официальными организациями </text:span><text:span text:style-name="T76">(в т.ч. пересечение границы, не смотря на санкции), </text:span><text:span text:style-name="T77">если арестовывается, то всегда вносит залог и освобождается</text:span><text:span text:style-name="T76">, </text:span><text:span text:style-name="T78">несмотря на тяжесть обвинения.</text:span></text:p>
      <text:p text:style-name="P43"><text:span text:style-name="T78"><text:tab/></text:span><text:span text:style-name="T305">д</text:span><text:span text:style-name="T306">) </text:span><text:span text:style-name="T237">необъяснимая уверенность в будущем</text:span><text:span text:style-name="T306"> (если стать на его место) и вследствие этого различные действия, не соответствующие ситуации.</text:span></text:p>
      <text:p text:style-name="P24"/>
      <text:p text:style-name="P43"><text:span text:style-name="T47">5</text:span><text:span text:style-name="T79">. подрыв и дискредитация:</text:span></text:p>
      <text:p text:style-name="P43"><text:span text:style-name="T79"><text:tab/></text:span><text:span text:style-name="T80">а) </text:span><text:span text:style-name="T81">быстро вырастает до лидирующих позиций,</text:span></text:p>
      <text:p text:style-name="P43"><text:span text:style-name="T79"><text:tab/></text:span><text:span text:style-name="T82">б</text:span><text:span text:style-name="T83">) </text:span><text:span text:style-name="T84">наносит ущерб группе, в которую внедрился - </text:span><text:span text:style-name="T85">срывает </text:span><text:span text:style-name="T86">выполн</text:span><text:span text:style-name="T85">ение </text:span><text:span text:style-name="T86">важны</text:span><text:span text:style-name="T85">х</text:span><text:span text:style-name="T86"> задач </text:span><text:span text:style-name="T87">(</text:span><text:span text:style-name="T88">а если </text:span><text:span text:style-name="T89">они </text:span><text:span text:style-name="T90">и </text:span><text:span text:style-name="T87">выполняются, </text:span><text:span text:style-name="T88">то</text:span><text:span text:style-name="T87"> спустя рукава)</text:span><text:span text:style-name="T86">, </text:span><text:span text:style-name="T91">в т.ч. </text:span><text:span text:style-name="T92">поставка некачественного оборудования,</text:span></text:p>
      <text:p text:style-name="P43"><text:span text:style-name="T79"><text:tab/></text:span><text:span text:style-name="T82">в</text:span><text:span text:style-name="T86">) </text:span><text:span text:style-name="T93">провоциру</text:span><text:span text:style-name="T94">ет</text:span><text:span text:style-name="T93"> действия, </text:span><text:span text:style-name="T95">приводящие к внутренним трениям </text:span><text:span text:style-name="T93">или </text:span><text:span text:style-name="T96">ненужны</text:span><text:span text:style-name="T97">м </text:span><text:span text:style-name="T93">трат</text:span><text:span text:style-name="T97">ам,</text:span></text:p>
      <text:p text:style-name="P60"><text:span text:style-name="T82">г</text:span><text:span text:style-name="T81">) берет инициативу в </text:span><text:span text:style-name="T98">СМИ</text:span><text:span text:style-name="T81"> </text:span><text:span text:style-name="T99">и</text:span><text:span text:style-name="T81"> рекламирует сам себя, стремится стать лицом организации, </text:span><text:span text:style-name="T100">подает ненормальные идеи, чтобы создать ажиотаж</text:span><text:span text:style-name="T81">,</text:span></text:p>
      <text:p text:style-name="P43"><text:span text:style-name="T97"><text:tab/></text:span><text:span text:style-name="T82">е</text:span><text:span text:style-name="T101">) </text:span><text:span text:style-name="T102">публичные </text:span><text:span text:style-name="T103">комментарии</text:span><text:span text:style-name="T102">, отличающиеся от </text:span><text:span text:style-name="T104">официальной позиции группы,</text:span></text:p>
      <text:p text:style-name="P43"><text:span text:style-name="T104"><text:tab/></text:span><text:span text:style-name="T82">ж</text:span><text:span text:style-name="T105">) фотографирует встречи и людей, которых не следует фотографировать, выкладывает фотографии в социальные сети, обозначая людей без их согласия,</text:span></text:p>
      <text:p text:style-name="P43"><text:span text:style-name="T106"><text:tab/></text:span><text:span text:style-name="T82">з</text:span><text:span text:style-name="T107">) </text:span><text:span text:style-name="T108">побуждение к насилию или нарушениям закона, </text:span><text:span text:style-name="T109">снабжение информацией и ресурсами для таких действий,</text:span></text:p>
      <text:p text:style-name="P43"><text:span text:style-name="T106"><text:tab/></text:span><text:span text:style-name="T82">и</text:span><text:span text:style-name="T110">) </text:span><text:span text:style-name="T111">отвлечение на негодный объект </text:span><text:span text:style-name="T112">(</text:span><text:span text:style-name="T113">прямое или косвенное </text:span><text:span text:style-name="T114">обвин</text:span><text:span text:style-name="T112">ение</text:span><text:span text:style-name="T114"> другого в том, что тот есть агент, </text:span><text:span text:style-name="T115">фабрикация материалов </text:span><text:span text:style-name="T116">против другого человека</text:span><text:span text:style-name="T112">)</text:span><text:span text:style-name="T114">,</text:span></text:p>
      <text:p text:style-name="P43"><text:span text:style-name="T114"><text:tab/></text:span><text:span text:style-name="T82">к</text:span><text:span text:style-name="T117">) </text:span><text:span text:style-name="T118">продвижение людей, </text:span><text:span text:style-name="T119">не соответствующих должности по своим качествам и знаниям,</text:span></text:p>
      <text:p text:style-name="P43"><text:span text:style-name="T119"><text:tab/></text:span><text:span text:style-name="T82">л</text:span><text:span text:style-name="T119">) </text:span><text:span text:style-name="T120">утаивание ключевой </text:span><text:span text:style-name="T121">информа</text:span><text:span text:style-name="T120">ции, чтобы важные задачи не были выполнены,<text:tab/></text:span></text:p>
      <text:p text:style-name="P43"><text:span text:style-name="T122"><text:tab/></text:span><text:span text:style-name="T82">н</text:span><text:span text:style-name="T122">) </text:span><text:span text:style-name="T123">ищет внутренние разногласия, усиливает и эксплуатирует их. </text:span><text:span text:style-name="T124">Имеет повторяющийся цикл работы с группой:</text:span></text:p>
      <text:p text:style-name="P25"><draw:g text:anchor-type="char" draw:z-index="0" draw:name="Shape1" draw:style-name="gr1"><draw:line draw:name="Фигура9_1" draw:style-name="gr2" draw:text-style-name="P87" svg:x1="145.71mm" svg:y1="4.39mm" svg:x2="145.71mm" svg:y2="12.01mm"><text:p/></draw:line><draw:g draw:style-name="gr3"><draw:line draw:name="Фигура7_1" draw:style-name="gr4" draw:text-style-name="P87" svg:x1="130.92mm" svg:y1="4.39mm" svg:x2="141.56mm" svg:y2="4.39mm"><text:p/></draw:line><draw:g draw:style-name="gr3"><draw:custom-shape draw:name="Фигура1_1" draw:style-name="gr5" draw:text-style-name="P88" svg:width="35mm" svg:height="8.77mm" svg:x="0mm" svg:y="0mm"><text:p text:style-name="P88"><text:span text:style-name="T350">«Медовый месяц»</text:span></text:p><draw:enhanced-geometry svg:viewBox="0 0 21600 21600" draw:type="rectangle" draw:enhanced-path="M 0 0 L 21600 0 21600 21600 0 21600 0 0 Z N"/></draw:custom-shape><draw:custom-shape draw:name="Фигура2_1" draw:style-name="gr6" draw:text-style-name="P89" svg:width="41.32mm" svg:height="8.54mm" svg:x="43.69mm" svg:y="0mm"><text:p text:style-name="P89"><text:span text:style-name="T351">Манипулятивное, </text:span></text:p><text:p text:style-name="P89"><text:span text:style-name="T351">оскорбительное поведение</text:span></text:p><draw:enhanced-geometry svg:viewBox="0 0 21600 21600" draw:type="rectangle" draw:enhanced-path="M 0 0 L 21600 0 21600 21600 0 21600 0 0 Z N"/></draw:custom-shape><draw:custom-shape draw:name="Фигура3_1" draw:style-name="gr7" draw:text-style-name="P90" svg:width="37.14mm" svg:height="9mm" svg:x="93.82mm" svg:y="0mm"><text:p text:style-name="P90"><text:span text:style-name="T351">Период извинений</text:span></text:p><text:p text:style-name="P90"><text:span text:style-name="T351">и обещаний быть лучше</text:span></text:p><draw:enhanced-geometry svg:viewBox="0 0 21600 21600" draw:type="rectangle" draw:enhanced-path="M 0 0 L 21600 0 21600 21600 0 21600 0 0 Z N"/></draw:custom-shape><draw:line draw:name="Фигура4_1" draw:style-name="gr4" draw:text-style-name="P87" svg:x1="35mm" svg:y1="4.15mm" svg:x2="43.7mm" svg:y2="4.15mm"><text:p/></draw:line><draw:line draw:name="Фигура5_1" draw:style-name="gr4" draw:text-style-name="P87" svg:x1="84.97mm" svg:y1="3.92mm" svg:x2="93.79mm" svg:y2="3.92mm"><text:p/></draw:line><draw:line draw:name="Фигура6_1" draw:style-name="gr2" draw:text-style-name="P87" svg:x1="18.93mm" svg:y1="12.24mm" svg:x2="145.7mm" svg:y2="12.01mm"><text:p/></draw:line><draw:line draw:name="Фигура8_1" draw:style-name="gr2" draw:text-style-name="P87" svg:x1="141.59mm" svg:y1="4.39mm" svg:x2="145.74mm" svg:y2="4.39mm"><text:p/></draw:line></draw:g><draw:line draw:name="Фигура10_1" draw:style-name="gr2" draw:text-style-name="P87" svg:x1="18.93mm" svg:y1="12.02mm" svg:x2="18.93mm" svg:y2="8.77mm"><text:p/></draw:line></draw:g></draw:g></text:p>
      <text:p text:style-name="P26"/>
      <text:p text:style-name="P26"/>
      <text:p text:style-name="P45"><text:span text:style-name="T238">6. д</text:span>ругие предупредительные признаки:</text:p>
      <text:p text:style-name="P45"><text:tab/><text:span text:style-name="T239">а) </text:span><text:span text:style-name="T240">н</text:span><text:span text:style-name="T241">еуместное поведение в отношении детей </text:span><text:span text:style-name="T242">в ежедневном поведении</text:span><text:span text:style-name="T241">.</text:span></text:p>
      <text:p text:style-name="P46"><text:tab/><text:span text:style-name="T240">б) в</text:span>редят своим партнерам.</text:p>
      <text:p text:style-name="P47"><text:tab/><text:span text:style-name="T240">в)</text:span> <text:span text:style-name="T240">п</text:span>ытаются спать с несколькими членами группы, или с лидером.</text:p>
      <text:p text:style-name="P48"><text:span text:style-name="T307"><text:tab/></text:span><text:span text:style-name="T308">г) у</text:span><text:span text:style-name="T307">бедитесь, что не имеете дело с педофилом, насильником, или </text:span><text:span text:style-name="T309">преступником</text:span><text:span text:style-name="T307">, котор</text:span><text:span text:style-name="T310">ого </text:span><text:span text:style-name="T307">освободили в обмен на </text:span><text:span text:style-name="T311">сотрудничество</text:span><text:span text:style-name="T307">. </text:span></text:p>
      <text:p text:style-name="P48"><text:span text:style-name="T307"><text:tab/></text:span><text:span text:style-name="T312">д) </text:span><text:span text:style-name="T313">часто является источником слухов.</text:span></text:p>
      <text:p text:style-name="P26"/>
      <text:p text:style-name="P36"><text:soft-page-break/>III. <text:span text:style-name="T32">Выявление.</text:span></text:p>
      <text:p text:style-name="P27"/>
      <text:p text:style-name="P28">Не будьте предубеждены, что вы правы. </text:p>
      <text:p text:style-name="P37"><text:span text:style-name="T125">Поведение или несоответствия в прошлом — не доказательства. </text:span><text:span text:style-name="T126">Человек может скрывать свое прошлое, действовать странно или исчезать по вполне законным причинам.</text:span></text:p>
      <text:p text:style-name="P29"/>
      <text:p text:style-name="P43"><text:span text:style-name="T127">1. </text:span><text:span text:style-name="T128">Запишите </text:span><text:span text:style-name="T129">подозрени</text:span><text:span text:style-name="T128">я.</text:span></text:p>
      <text:p text:style-name="P38"><text:span text:style-name="T32">Запишите суть возникших подозрений, </text:span><text:span text:style-name="T130">исключив события, которые могли основываться на информации, собранной с помощью технических средств.</text:span></text:p>
      <text:p text:style-name="P65"><text:span text:style-name="T314">Записывайте даты, время, места, присутствующих людей и другие материалы, помещающие события в контекст. </text:span><text:span text:style-name="T315">Держите материалы в </text:span><text:span text:style-name="T316">тайне</text:span><text:span text:style-name="T315">.</text:span></text:p>
      <text:p text:style-name="P30"/>
      <text:p text:style-name="P39"><text:span text:style-name="T132">2. </text:span><text:span text:style-name="T133">Оценка подозрений.</text:span></text:p>
      <text:p text:style-name="P40"><text:span text:style-name="T133">М</text:span><text:span text:style-name="T32">етоды внедрения одинаковы во все времена</text:span><text:span text:style-name="T134">. </text:span><text:span text:style-name="T135">Опыт сконцентрирован в вопросах, если человек соответствует 2/3 или более вопросам, подозрения имеют почву и необходимо расследование.</text:span></text:p>
      <text:p text:style-name="P31"/>
      <text:p text:style-name="P41"><text:span text:style-name="T133">3. </text:span><text:span text:style-name="T32">Организация материала.</text:span></text:p>
      <text:p text:style-name="P43"><text:span text:style-name="T136">Организуйте рабочую группу, </text:span><text:span text:style-name="T137">повторите пункт 1 вместе. </text:span><text:span text:style-name="T138">Объедините информацию, сравните записи. </text:span><text:span text:style-name="T139">Цель - видеть общую картину. </text:span></text:p>
      <text:p text:style-name="P42"><text:span text:style-name="T139"><text:tab/></text:span><text:span text:style-name="T140">а) структурируйте информацию, </text:span><text:span text:style-name="T141">например, по теме. </text:span><text:span text:style-name="T142">Выясняйте и документируйте, что вы слышали и от кого, </text:span><text:span text:style-name="T143">даже если люди и не хотят быть публично названы источниками. </text:span><text:span text:style-name="T144">Слухи могут быть прослежены до источника, который может быть внедренным агентом.</text:span></text:p>
      <text:p text:style-name="P42"><text:span text:style-name="T144"><text:tab/></text:span><text:span text:style-name="T145">б) </text:span><text:span text:style-name="T146">оценивайте надежность источников. </text:span><text:span text:style-name="T147">Люди часто понимают детали неверно, а также личными обидами могут окрашивать свои воспоминания.</text:span></text:p>
      <text:p text:style-name="P42"><text:span text:style-name="T147"><text:tab/></text:span><text:span text:style-name="T148">в) </text:span><text:span text:style-name="T149">составьте графически временную шкалу </text:span><text:span text:style-name="T150">событий, список контактов, событий, мест, где человек, в</text:span><text:span text:style-name="T151">о</text:span><text:span text:style-name="T150">зможно, был. </text:span><text:span text:style-name="T152">Ищите промежутки в хронологии событий, составьте списки тех, кто мог бы помочь заполнить их. </text:span><text:span text:style-name="T153">Важно знание, что вы имеете, и что еще нужно исследовать.</text:span></text:p>
      <text:p text:style-name="P31"/>
      <text:p text:style-name="P62">4. Расследование.</text:p>
      <text:p text:style-name="P62"/>
      <text:p text:style-name="P64"><text:span text:style-name="T319"><text:tab/>Изучение</text:span> <text:span text:style-name="T320">объекта</text:span></text:p>
      <text:p text:style-name="P66">Суть: </text:p>
      <text:p text:style-name="P67"><text:span text:style-name="T322">а) </text:span><text:span text:style-name="T323">сбор информации о человеке, </text:span></text:p>
      <text:p text:style-name="P67"><text:span text:style-name="T322">б) </text:span><text:span text:style-name="T324">поиск несоответствий между тем, что человек сам сообщил, и реальным положением дел.</text:span></text:p>
      <text:p text:style-name="P68"/>
      <text:p text:style-name="P69">Информация:</text:p>
      <text:p text:style-name="P69">а) семейное, служебное и общественное положение,</text:p>
      <text:p text:style-name="P69">б) <text:span text:style-name="T325">образование, карьера,</text:span></text:p>
      <text:p text:style-name="P70">в) <text:span text:style-name="T326">родственники, связи,</text:span></text:p>
      <text:p text:style-name="P71">г) материальное положение,</text:p>
      <text:p text:style-name="P71">д) <text:span text:style-name="T327">характер, увлечения, политические взгляды.</text:span></text:p>
      <text:p text:style-name="P71"/>
      <text:p text:style-name="P72">Подозрительные моменты:</text:p>
      <text:p text:style-name="P72">а) противоречия и недомолвки в высказываниях,</text:p>
      <text:p text:style-name="P72">б) <text:span text:style-name="T328">уход от обсуждения некоторых вопросов (автобиография, связи),</text:span></text:p>
      <text:p text:style-name="P73">в) <text:span text:style-name="T329">неискренность или замаскированная враждебность,</text:span></text:p>
      <text:p text:style-name="P74">г) <text:span text:style-name="T330">нервное состояние, несвойственная возбужденность, наигранная словоохотливость, </text:span><text:span text:style-name="T331">излишняя назойливость.</text:span></text:p>
      <text:p text:style-name="P68"/>
      <text:p text:style-name="P75">Проверка</text:p>
      <text:p text:style-name="P68">1. проверка через учеты, <text:span text:style-name="T332">архивы, базы данных</text:span></text:p>
      <text:p text:style-name="P68">2. <text:span text:style-name="T333">открытые источники </text:span><text:span text:style-name="T334">(соцсети, СМИ, справочники)</text:span></text:p>
      <text:p text:style-name="P76">3. <text:span text:style-name="T335">ч</text:span><text:span text:style-name="T336">е</text:span><text:span text:style-name="T335">рез связи</text:span></text:p>
      <text:p text:style-name="P77">4. через личное общение</text:p>
      <text:p text:style-name="P77"><text:soft-page-break/></text:p>
      <text:p text:style-name="P78">Специальные проверочные мероприятия</text:p>
      <text:p text:style-name="P79">а) <text:span text:style-name="T340">должны быть уникальными (</text:span>без шаблона<text:span text:style-name="T340">)</text:span>,</text:p>
      <text:p text:style-name="P86"><text:span text:style-name="T343">б) </text:span><text:span text:style-name="T347">проводятся с </text:span><text:span text:style-name="T343">уч</text:span><text:span text:style-name="T347">етом</text:span><text:span text:style-name="T343"> </text:span><text:span text:style-name="T345">социально</text:span><text:span text:style-name="T347">го</text:span><text:span text:style-name="T343"> положени</text:span><text:span text:style-name="T347">я</text:span><text:span text:style-name="T343">, </text:span><text:span text:style-name="T346">возраст</text:span><text:span text:style-name="T347">а</text:span><text:span text:style-name="T346">, образ</text:span><text:span text:style-name="T347">а</text:span><text:span text:style-name="T346"> жизни.</text:span></text:p>
      <text:p text:style-name="P79"/>
      <text:p text:style-name="P81"><text:span text:style-name="T206">1. наружное наблюдение </text:span><text:span text:style-name="T207">за </text:span><text:span text:style-name="T208">человеком</text:span><text:span text:style-name="T206">, в т.ч. за местом встречи</text:span></text:p>
      <text:p text:style-name="P82"><text:span text:style-name="T206">2. </text:span><text:span text:style-name="T209">задания по сбору сведений и установке </text:span><text:span text:style-name="T210">нейтральных </text:span><text:span text:style-name="T209">лиц, </text:span><text:span text:style-name="T211">о </text:span><text:span text:style-name="T210">которых </text:span><text:span text:style-name="T212">уже</text:span><text:span text:style-name="T211"> имеются сведения.</text:span></text:p>
      <text:p text:style-name="P83"><text:span text:style-name="T211">А</text:span><text:span text:style-name="T32">нализ: а) нет ли скрытия некоторой информации (связи на важных объектах), б) </text:span><text:span text:style-name="T213">не узнает ли противник об интересе к этим лицам и не возьмет ли их в разработку.</text:span></text:p>
      <text:p text:style-name="P84"><text:span text:style-name="T213">3. </text:span><text:span text:style-name="T214">контейнеры-ловушки </text:span><text:span text:style-name="T215">(просьба передать кому-либо, </text:span><text:span text:style-name="T216">когда контейнер некоторое время находится у проверяемого,</text:span><text:span text:style-name="T215"> с </text:span><text:span text:style-name="T216">дальнейшей </text:span><text:span text:style-name="T215">проверкой, не было ли попыток вскрытия).</text:span></text:p>
      <text:p text:style-name="P85"><text:span text:style-name="T215">4. </text:span><text:span text:style-name="T32">анализ информации, сообщаемой объектом </text:span><text:span text:style-name="T217">(соответствие документов типовым того же учреждения — </text:span><text:span text:style-name="T218">номер, стиль, подписи, шрифт, бумага и т.п.</text:span><text:span text:style-name="T217">)</text:span><text:span text:style-name="T32">.</text:span></text:p>
      <text:p text:style-name="P80">5. <text:span text:style-name="T317">просьба к изучаемому лицу, заранее зная, что оно не может выполнить ее </text:span><text:span text:style-name="T318">(если подстава, то пообещает и даже выполнит это задание).</text:span></text:p>
      <text:p text:style-name="P63"/>
      <text:p text:style-name="P43"><text:span text:style-name="T154">Проверка всех фактов, которые человек сообщает о себе, </text:span><text:span text:style-name="T155">поиск несоответствий и подсказок. </text:span><text:span text:style-name="T156">Вы устанавливаете, реальна ли представленная ва</text:span><text:span text:style-name="T157">м</text:span><text:span text:style-name="T156"> </text:span><text:span text:style-name="T158">личность</text:span><text:span text:style-name="T156">, </text:span><text:span text:style-name="T159">подлинное ли </text:span><text:span text:style-name="T160">ее </text:span><text:span text:style-name="T159">прошлое</text:span><text:span text:style-name="T161">:</text:span><text:span text:style-name="T159"> </text:span><text:span text:style-name="T161">проверка записи регистрации рождения, </text:span><text:span text:style-name="T162">ходил ли в </text:span><text:span text:style-name="T163">указанную </text:span><text:span text:style-name="T162">школу, и т.д. </text:span><text:span text:style-name="T164">Идентификация всех с тем же именем и датой рождения, чтобы доказать, что подозреваемый не существовал.</text:span></text:p>
      <text:p text:style-name="P49"><text:span text:style-name="T164">Л</text:span><text:span text:style-name="T32">егенда может сочетать элементы реальной и вымышленной жизни. </text:span><text:span text:style-name="T165">Трудно сказать, что может помочь, поэтому лучше фиксировать абсолютно всё. </text:span><text:span text:style-name="T166">Часто это медленный процесс уничтожения вероятностей.</text:span></text:p>
      <text:p text:style-name="P50"><text:span text:style-name="T166">О</text:span><text:span text:style-name="T32">сторожно выясняйте об их прошлом, личной жизни, и проверяйте это. </text:span><text:span text:style-name="T219">В</text:span><text:span text:style-name="T167">ероятно, важнейшая часть расследования — искусно выуживать. </text:span><text:span text:style-name="T168">Не обсуждайте расследование открыто по телефону, в переписке, так как они могут мониториться.</text:span></text:p>
      <text:p text:style-name="P51"><text:span text:style-name="T164">Т</text:span><text:span text:style-name="T32">айно посетите их дом или установите за ними наблюдение. </text:span><text:span text:style-name="T169">Иногда полезно отвлечь человека и исследовать его владения, </text:span><text:span text:style-name="T170">в т.ч. телефоны и компьютеры. </text:span><text:span text:style-name="T171">Проверяйте мусорные ведра, дневниковые записи и личные пространства, спальню.</text:span></text:p>
      <text:p text:style-name="P52"><text:span text:style-name="T171">П</text:span><text:span text:style-name="T32">олезно посетить их близких и родственников, если это возможно. </text:span><text:span text:style-name="T172">Внедряемые часто пытаются спрятать семью, и часто эта семья может дать зацепки.</text:span></text:p>
      <text:p text:style-name="P32"/>
      <text:p text:style-name="P43"><text:span text:style-name="T173">3. </text:span><text:span text:style-name="T174">П</text:span><text:span text:style-name="T175">одготовьте ловушку</text:span></text:p>
      <text:p text:style-name="P53"><text:span text:style-name="T176"><text:tab/></text:span><text:span text:style-name="T32">а) подготовка информации, которая заинтересует куратора предполагаемого агента </text:span><text:span text:style-name="T177">(з</text:span><text:span text:style-name="T178">апланируйте акцию, встречу или нечто</text:span><text:span text:style-name="T177">),</text:span></text:p>
      <text:p text:style-name="P53"><text:span text:style-name="T32"><text:tab/></text:span><text:span text:style-name="T179">б) </text:span><text:span text:style-name="T180">передача </text:span><text:span text:style-name="T181">информации </text:span><text:span text:style-name="T180">подозреваемому, </text:span><text:span text:style-name="T182">при этом и</text:span><text:span text:style-name="T183">сключить вероятность присутствия технических средств </text:span><text:span text:style-name="T184">наблюдения</text:span><text:span text:style-name="T185">:</text:span></text:p>
      <text:p text:style-name="P53"><text:span text:style-name="T185">- вне соответствующих вашему шаблону поведения мест, </text:span><text:span text:style-name="T186">помещений, автомобилей,</text:span></text:p>
      <text:p text:style-name="P53"><text:span text:style-name="T186">- </text:span><text:span text:style-name="T187">вдали от привычных маршрутов передвижения (то есть нельзя передавать информацию на прогулке в парке, если вы там систематически прогуливаетесь),</text:span></text:p>
      <text:p text:style-name="P53"><text:span text:style-name="T187">- </text:span><text:span text:style-name="T188">или лично, или в разговоре в группе.</text:span></text:p>
      <text:p text:style-name="P53"><text:span text:style-name="T188"><text:tab/></text:span><text:span text:style-name="T189">в) </text:span><text:span text:style-name="T178">посмотрите, будет ли там что-нибудь необычное.</text:span></text:p>
      <text:p text:style-name="P43"><text:span text:style-name="T178">Л</text:span><text:span text:style-name="T190">овушка должна быть тщательно спланирована, </text:span><text:span text:style-name="T191">и, возможно, несколько раз. </text:span><text:span text:style-name="T192">Однократное проявление чего-то необычного может быть случайностью, </text:span><text:span text:style-name="T193">несколько — уже не совпадение.</text:span></text:p>
      <text:p text:style-name="P54"><text:span text:style-name="T193">И</text:span><text:span text:style-name="T32">збегайте действий </text:span><text:span text:style-name="T194">из-за</text:span><text:span text:style-name="T32"> эмоций, </text:span><text:span text:style-name="T194">чтобы не выдать суть ловушки </text:span><text:span text:style-name="T195">и не вызвать подозрений у других членов группы, что происходит какое-то расследование.</text:span></text:p>
      <text:p text:style-name="P55"><text:span text:style-name="T195">И</text:span><text:span text:style-name="T32">щите способ, чтобы агент инкриминировал сам себя.</text:span></text:p>
      <text:p text:style-name="P33"/>
      <text:p text:style-name="P56"><text:span text:style-name="T195">4. </text:span><text:span text:style-name="T196">Последняя стадия — </text:span><text:span text:style-name="T197">привлеките человека со стороны, </text:span><text:span text:style-name="T198">которому доверяют, чтобы он оценил все с опытной и независимой точки зрения, </text:span><text:span text:style-name="T199">без ваших эмоциональных включений.</text:span></text:p>
      <text:p text:style-name="P57"><text:span text:style-name="T199">О</text:span><text:span text:style-name="T32">чень сложно собрать железобетонные доказательства виновности, и в лучшем случае можно утверждать на 80%, что это внедренный агент.</text:span></text:p>
      <text:p text:style-name="P58"><text:span text:style-name="T32">Не опубликовываете недостаточные доказательства, </text:span><text:span text:style-name="T200">вы повернете против себя человека, испортите атмосферу в группе, и можете повернуть людей против себя.</text:span></text:p>
      <text:p text:style-name="P43"><text:soft-page-break/><text:span text:style-name="T200">Е</text:span><text:span text:style-name="T201">сли вы ошиб</text:span><text:span text:style-name="T202">а</text:span><text:span text:style-name="T201">лись и кому-то говорили о подозрениях, убедите этих людей, что это должно остаться в тайне, </text:span><text:span text:style-name="T203">и</text:span><text:span text:style-name="T204">наче это может стать источником слухов и не привед</text:span><text:span text:style-name="T205">е</text:span><text:span text:style-name="T204">т ни к чему хорошему.</text:span></text:p>
      <text:p text:style-name="P34"/>
      <text:p text:style-name="P59"><text:span text:style-name="T204">5. </text:span><text:span text:style-name="T298">Общие <text:s/>рекомендации</text:span></text:p>
      <text:p text:style-name="P12">Размышляйте о мотивации окружающих, имеют ли они смысл.</text:p>
      <text:p text:style-name="P13">В напряженной ситуации сознательный контроль ослабляется, и старые привычки могут выйти наружу. Чтобы человек проявил свои старые привычки, заденьте его за живое или приведите в замешательство, заставьте его быстро реагировать на ваши слова и действия. <text:s/>Усталость или алкогольное опьянение также ослабляют сознательный контроль и могут служить средствами для выявления скрытых привычек человека.</text:p>
      <text:p text:style-name="P1">Эффект Зейгарник (незаконченного действия): прерванные, незавершенные действия запоминаются лучше завершенных. Прерванные интеллектуальные задачи запоминаются в два раза лучше законченных. В общении: если вы прервете разговор в самый напряженный момент, не поставив точку в вопросе, воздействие на собеседника будет намного сильнее. Он будет мысленно возвращаться к поднятому вопросу, обдумывать его и скорее согласится с вашей точкой зрения.</text:p>
      <text:p text:style-name="P13"><text:tab/>Чтобы собеседник вспомнил увиденное и услышанное, нужно вернуть воображение человека в ситуацию, которую он однажды пережил. Важно направить память человека на воссоздание не фактов, а его собственных ощущений и переживаний (эмоций). Если имеет смысл, можно вернуться на место события (желательно в то же время суток), и там проделать работу по припоминанию.</text:p>
      <text:p text:style-name="P13"/>
      <text:h text:style-name="P61" text:outline-level="3">ВОПРОСЫ.</text:h>
      <text:p text:style-name="P5"/>
      <text:p text:style-name="P5">1. Есть ли пробелы в биографии?</text:p>
      <text:p text:style-name="P5"/>
      <text:p text:style-name="P7"><text:span text:style-name="T260">Пробелы в</text:span><text:span text:style-name="T255"> легенд</text:span><text:span text:style-name="T260">е</text:span><text:span text:style-name="T255"> - откуда они, почему они уехали. </text:span></text:p>
      <text:p text:style-name="P7"><text:span text:style-name="T276">В легенде</text:span><text:span text:style-name="T255"> обычно</text:span><text:span text:style-name="T275"> </text:span><text:span text:style-name="T277">мало</text:span><text:span text:style-name="T275"> </text:span><text:span text:style-name="T276">детал</text:span><text:span text:style-name="T261">ей</text:span><text:span text:style-name="T255">, </text:span><text:span text:style-name="T262">прошлая</text:span><text:span text:style-name="T255"> и </text:span><text:span text:style-name="T263">настоящая</text:span><text:span text:style-name="T255"> </text:span><text:span text:style-name="T264">жизнь</text:span><text:span text:style-name="T255"> мало пересе</text:span><text:span text:style-name="T265">каются</text:span><text:span text:style-name="T255">. </text:span><text:span text:style-name="T275"><text:s/></text:span></text:p>
      <text:p text:style-name="P10"><text:span text:style-name="T254">Внедренные агенты</text:span><text:span text:style-name="T255"> обычно отсутствуют или </text:span><text:span text:style-name="T256">редко встречаются </text:span><text:span text:style-name="T255">в официальных записях, что может быть </text:span><text:span text:style-name="T257">не очевидно</text:span><text:span text:style-name="T255"> до начала серьезного расследования.</text:span></text:p>
      <text:p text:style-name="P10"><text:span text:style-name="T255">Предупреждение: иногда для подкрепления легенды используются дополнительные "актеры". </text:span><text:span text:style-name="T258">А</text:span><text:span text:style-name="T254">гент</text:span><text:span text:style-name="T255"> может познакомить группу со своими "друзьями", которые могут появиться однажды или дважды, причем их поведение может иметь </text:span><text:span text:style-name="T259">провокационные</text:span><text:span text:style-name="T255"> черты.</text:span></text:p>
      <text:p text:style-name="P5"/>
      <text:p text:style-name="P8"><text:span text:style-name="T275">2. </text:span><text:span text:style-name="T278">У них отсутствуют или стереотипн</text:span><text:span text:style-name="T266">ы </text:span><text:span text:style-name="T275">принципы </text:span><text:span text:style-name="T279">и</text:span><text:span text:style-name="T275"> </text:span><text:span text:style-name="T280">политические </text:span><text:span text:style-name="T275">взгляды.</text:span></text:p>
      <text:p text:style-name="P5"/>
      <text:p text:style-name="P5">3. Кто-нибудь видел их семью?</text:p>
      <text:p text:style-name="P5"/>
      <text:p text:style-name="P7"><text:span text:style-name="T281">Н</text:span><text:span text:style-name="T275">е говорят о своей семье, когда другие говорят об этом. Договоренность </text:span><text:span text:style-name="T267">познакомиться с</text:span><text:span text:style-name="T275"> семь</text:span><text:span text:style-name="T267">ей</text:span><text:span text:style-name="T275"> всегда срывается. </text:span><text:span text:style-name="T274">Они</text:span><text:span text:style-name="T275"> могут изготовлять фото и другие материалы, подтверждающие существование членов семьи. </text:span><text:span text:style-name="T282">М</text:span><text:span text:style-name="T275">огут придумывать истории о неудавшихся отношениях. Иногда семейные обстоятельства, например, болезнь отца, используются как повод для исчезновения на продолжительные промежутки времени.</text:span></text:p>
      <text:p text:style-name="P5"/>
      <text:p text:style-name="P5">4. Их работа позволяет им исчезать на время?</text:p>
      <text:p text:style-name="P8"><text:span text:style-name="T275">Дело представляется так, что многие </text:span><text:span text:style-name="T283">внедренные агенты</text:span><text:span text:style-name="T275"> имеют работу, которая позволяет им исчезать на продолжительные промежутки времени, до нескольких недель. Эта работа также выставляется как источник дохода, транспорта. В зависимости от природы работы, </text:span><text:span text:style-name="T283">агенты</text:span><text:span text:style-name="T275"> сопротивляются <text:s/>познакомить с работодателями.</text:span></text:p>
      <text:p text:style-name="P5"/>
      <text:p text:style-name="P5">5. Их дом выглядит нежилым?</text:p>
      <text:p text:style-name="P5">Могут присутствовать атрибуты их "деятельности", но они выглядят инсценированными. Недостаток "домашней руки" <text:span text:style-name="T299">в доме</text:span>.</text:p>
      <text:p text:style-name="P5"/>
      <text:p text:style-name="P5"><text:soft-page-break/>6. Они имеют транспорт?</text:p>
      <text:p text:style-name="P8"><text:span text:style-name="T275">Большинство </text:span><text:span text:style-name="T283">внедренных агентов</text:span><text:span text:style-name="T275"> имели транспорт и очень хотели использовать его в целях кампании, разведки, акций группы. Транспорт может быть различным, включая микроавтобусы. Иногда </text:span><text:span text:style-name="T283">агент</text:span><text:span text:style-name="T275"> заявлял, что транспорт </text:span><text:span text:style-name="T283">с</text:span><text:span text:style-name="T275"> его работы.</text:span></text:p>
      <text:p text:style-name="P5"/>
      <text:p text:style-name="P5"><text:span text:style-name="T300">7</text:span>. Вы полагаете, что они делают все, чтобы показаться очень полезными?</text:p>
      <text:p text:style-name="P8"><text:span text:style-name="T275">Обаяние, привлекательность, дружелюбность и доброта отмечаются у всех </text:span><text:span text:style-name="T284">агентов под прикрытием</text:span><text:span text:style-name="T275">. Готовность всегда оказать помощь. В частности, они всегда рады помочь участникам.</text:span></text:p>
      <text:p text:style-name="P5"/>
      <text:p text:style-name="P4"><text:span text:style-name="T245">8</text:span><text:span text:style-name="T244">. У них есть «свободн</text:span><text:span text:style-name="T243">ые»</text:span><text:span text:style-name="T244"> деньг</text:span><text:span text:style-name="T243">и</text:span><text:span text:style-name="T244"> и они </text:span><text:span text:style-name="T248">всегда «щедрые» в тратах</text:span><text:span text:style-name="T244">?</text:span></text:p>
      <text:p text:style-name="P8"><text:span text:style-name="T286">Внедренные агенты</text:span><text:span text:style-name="T275"> всегда готовы </text:span><text:span text:style-name="T286">материально </text:span><text:span text:style-name="T275">помочь людям, например отказыва</text:span><text:span text:style-name="T287">ю</text:span><text:span text:style-name="T275">тся от вклада на бензин, или покупа</text:span><text:span text:style-name="T288">ю</text:span><text:span text:style-name="T275">т на всех еду или напитки. Иногда они заявляют, что траты уже покрыты, например, работодателем.</text:span></text:p>
      <text:p text:style-name="P5"/>
      <text:p text:style-name="P5"><text:span text:style-name="T300">9</text:span>. Они фокусируют взаимоотношения на ключевых людях.</text:p>
      <text:p text:style-name="P8"><text:span text:style-name="T275">Стремление сблизиться с ключевыми людьми, стать очень близкими им лично и в группе. Это часто ведет к тому, что </text:span><text:span text:style-name="T286">внедренный агент</text:span><text:span text:style-name="T275"> становится "заместителем командира".</text:span></text:p>
      <text:p text:style-name="P5"/>
      <text:p text:style-name="P5">1<text:span text:style-name="T300">0</text:span>. Они когда-либо проявляли заметное нехарактерное поведение?</text:p>
      <text:p text:style-name="P11"><text:span text:style-name="T246">Д</text:span><text:span text:style-name="T244">ействия, разрушающие </text:span><text:span text:style-name="T249">планы группы</text:span><text:span text:style-name="T244">. Действия враз</text:span><text:span text:style-name="T247">р</text:span><text:span text:style-name="T244">е</text:span><text:span text:style-name="T247">з</text:span><text:span text:style-name="T244"> интересам группы (поощряющие действия, подвергающие риску другого члена группы или ставящие его в положение незапланированного столкновения).</text:span></text:p>
      <text:p text:style-name="P9"><text:span text:style-name="T275">Распростран</text:span><text:span text:style-name="T268">яют</text:span><text:span text:style-name="T275"> истори</text:span><text:span text:style-name="T268">и</text:span><text:span text:style-name="T275"> о </text:span><text:span text:style-name="T290">своих</text:span><text:span text:style-name="T275"> </text:span><text:span text:style-name="T293">действиях</text:span><text:span text:style-name="T275"> где-то в другом месте, чтобы создать </text:span><text:span text:style-name="T294">о себе </text:span><text:span text:style-name="T295">положительное</text:span><text:span text:style-name="T275"> впечатление, хотя эти слова расходятся с их поведением в реальных ситуациях.</text:span></text:p>
      <text:p text:style-name="P5"/>
      <text:p text:style-name="P5">1<text:span text:style-name="T300">1</text:span>. Вы заметили странности?</text:p>
      <text:p text:style-name="P5"><text:tab/>- документы на другие фамилии (иногда можно объяснить),</text:p>
      <text:p text:style-name="P5"><text:tab/>- организационные навыки, странные для их личности,</text:p>
      <text:p text:style-name="P5"><text:tab/>- отсутствие умений и знаний, соответствующих декларируемым работе и знаниям,</text:p>
      <text:p text:style-name="P11"><text:span text:style-name="T244"><text:tab/>- фокусирование на </text:span><text:span text:style-name="T250">чем-то</text:span><text:span text:style-name="T244">, что нехарактерно для </text:span><text:span text:style-name="T250">дек</text:span><text:span text:style-name="T251">л</text:span><text:span text:style-name="T250">а</text:span><text:span text:style-name="T251">р</text:span><text:span text:style-name="T250">ируемой личности</text:span><text:span text:style-name="T244"> (например, модная регулярная стрижка, </text:span><text:span text:style-name="T252">если агент находится в среде активистов — </text:span><text:span text:style-name="T253">чистоплотность нехарактерна для них</text:span><text:span text:style-name="T244">),</text:span></text:p>
      <text:p text:style-name="P5"><text:tab/>- реакция на экстремальные ситуации, характерная для тренированного человека,</text:p>
      <text:p text:style-name="P5"><text:tab/>- владение дорогим оборудованием, что нехарактерно среде (дорогой телефон, часы),</text:p>
      <text:p text:style-name="P8"><text:span text:style-name="T275"><text:tab/>- </text:span><text:span text:style-name="T296">совершает </text:span><text:span text:style-name="T269">действия</text:span><text:span text:style-name="T275">, </text:span><text:span text:style-name="T291">которые, </text:span><text:span text:style-name="T296">как </text:span><text:span text:style-name="T275">кажется, сигнализиру</text:span><text:span text:style-name="T269">ют</text:span><text:span text:style-name="T275"> кому-то </text:span><text:span text:style-name="T297">о чем-то</text:span><text:span text:style-name="T275">.</text:span></text:p>
      <text:p text:style-name="P5"/>
      <text:p text:style-name="P5">1<text:span text:style-name="T300">2</text:span>. Были ли странные вещи, связанные с судебными делами или отсутствием интереса полиции?</text:p>
      <text:p text:style-name="P8"><text:span text:style-name="T289">Внедренные агенты</text:span><text:span text:style-name="T275"> иногда исключаются из судебных дел или могут менять адвоката на нужного. Или отсутствие интереса органов к периоду, когда </text:span><text:span text:style-name="T289">агент</text:span><text:span text:style-name="T275"> был частью группы. Или отсутствие арестов тогда, когда они были ожидаемы. Это значит, что куратор закрывал глаза на возможную незаконную деятельность и будет прилагать усилия, чтобы </text:span><text:span text:style-name="T289">агент</text:span><text:span text:style-name="T275"> не попал под суд.</text:span></text:p>
      <text:p text:style-name="P8"><text:span text:style-name="T275">Предостережение: возможно обратное. </text:span><text:span text:style-name="T289">Внедренный агент</text:span><text:span text:style-name="T275"> может внезапно объявиться в суде под своим вымышленным именем и дать показания, что ведет в итоге к незаконному осуждению.</text:span></text:p>
      <text:p text:style-name="P5"/>
      <text:p text:style-name="P5">1<text:span text:style-name="T300">3</text:span>. Они внезапно исчезли и обрезали контакты.</text:p>
      <text:p text:style-name="P8"><text:span text:style-name="T275">Этот вопрос один из самых важных для расследующих. Как правило, </text:span><text:span text:style-name="T289">агент под прикрытием</text:span><text:span text:style-name="T275"> находится в среде от 4 до 5 лет, а затем сравнительно внезапно исчезает.</text:span></text:p>
      <text:p text:style-name="P5">Характерные стратегии выхода, иногда в комбинации:</text:p>
      <text:p text:style-name="P5"><text:tab/>а) они уезжают за границу,</text:p>
      <text:p text:style-name="P5"><text:tab/>б) разыгрывание умственного растройства, включая реальный надрыв.</text:p>
      <text:p text:style-name="P5">Что более важно, они исчезают полностью, обрезают свои связи с внедряемой группой. Иногда они не приходят даже на похороны людей, с которыми когда-то были близкими, что дает начало подозрениям. </text:p>
      <text:p text:style-name="P8"><text:span text:style-name="T275">Иногда ситуация усложняется, когда </text:span><text:span text:style-name="T289">агент</text:span><text:span text:style-name="T275"> спутывает свою личную жизнь с тайной. Иногда он может возвратиться и общаться с группой, продолжая работать в другом подразделении. </text:span><text:soft-page-break/><text:span text:style-name="T275">Или попытаться после увольнения использовать свои связи с группой для открытия магазина по продаже корпоративных тайн, собранных ранее.</text:span></text:p>
      <text:p text:style-name="P5"/>
      <text:p text:style-name="P3"><text:span text:style-name="T275">1</text:span><text:span text:style-name="T285">4</text:span><text:span text:style-name="T275">. </text:span><text:span text:style-name="T270">«</text:span><text:span text:style-name="T271">Мифы».</text:span></text:p>
      <text:p text:style-name="P8"><text:span text:style-name="T275">Некоторые уверены, что у </text:span><text:span text:style-name="T292">внедренных агентов</text:span><text:span text:style-name="T275"> есть моральный кодекс, что они никогда не будут:</text:span></text:p>
      <text:p text:style-name="P5"><text:tab/>- совершать противозаконные поступки,</text:p>
      <text:p text:style-name="P5"><text:tab/>- иметь сексуальные контакты с разрабатываемыми,</text:p>
      <text:p text:style-name="P5"><text:tab/>- отрицать, что они из органов (некоторые даже шутят об этом).</text:p>
      <text:p text:style-name="P8"><text:span text:style-name="T275">Эти вещи характерны для </text:span><text:span text:style-name="T292">агентов под прикрытием</text:span><text:span text:style-name="T275">.</text:span></text:p>
      <text:p text:style-name="P5"/>
      <text:p text:style-name="P5">ПРЕДУПРЕЖДЕНИЯ К ВОПРОСАМ.</text:p>
      <text:p text:style-name="P5"/>
      <text:p text:style-name="P7"><text:span text:style-name="T275">Если </text:span><text:span text:style-name="T272">подозреваемый</text:span><text:span text:style-name="T275"> соответствует многим пунктам, это не значит, что вы имеете дело с </text:span><text:span text:style-name="T274">внедренным агентом</text:span><text:span text:style-name="T275">. Это значит, что предположения имеют основание для расследования. Эти вопросы - стартовая точка, а не путь к доказательствам.</text:span></text:p>
      <text:p text:style-name="P6">Предостерегаем распространять слухи, основанные только на предположениях, а рекомендуется провести серьезное расследование как можно быстрее.</text:p>
      <text:p text:style-name="P6">Болтовня без доказательств может нанести вред и разрушить группу изнутри, независимо от наличия внедренного.</text:p>
      <text:p text:style-name="P6">Важно помнить, что несмотря на общность основных принципов группы, в ней много отличий - в зависимости от личных целей, один может облегчать группу, другой стремиться ее разрушить.</text:p>
      <text:p text:style-name="P7"><text:span text:style-name="T275">Есть много причин подпасть под этот список, не будучи </text:span><text:span text:style-name="T273">агентом</text:span><text:span text:style-name="T275">. Например, есть законные причины не иметь контактов с вашей семьей, или для исчезновения людей. Предохранение от выгорания также причина для отказа от участия.</text:span></text:p>
      <text:p text:style-name="P10"><text:span text:style-name="T255">Не все истории </text:span><text:span text:style-name="T254">внедренных агентов</text:span><text:span text:style-name="T255"> одинаковы, в них <text:s/>есть различия, так что несоответствие типовому поведению не обязательно ставит кого-то вне подозрений.</text:span></text:p>
      <text:p text:style-name="P2">Также другие формы внедрения (службами корпораций) покажут очень разные паттерны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/>
    <style:font-face style:name="Mangal1" svg:font-family="Mangal"/>
    <style:font-face style:name="Arial2" svg:font-family="Arial" style:font-family-generic="roman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name-asian="Cambria" style:font-family-asian="Cambria" style:font-family-generic-asian="roman" style:font-size-asian="12pt" style:font-name-complex="Noto Sans Devanagari UI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name-asian="Times New Roman1" style:font-family-asian="'Times New Roman'" style:font-family-generic-asian="roman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Times New Roman1" style:font-family-asian="'Times New Roman'" style:font-family-generic-asian="roman"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21:27:04.855000000</meta:creation-date>
    <meta:editing-duration>P0D</meta:editing-duration>
    <meta:editing-cycles>1</meta:editing-cycles>
    <meta:generator>LibreOffice/7.0.1.2$Windows_x86 LibreOffice_project/7cbcfc562f6eb6708b5ff7d7397325de9e764452</meta:generator>
    <meta:document-statistic meta:table-count="0" meta:image-count="0" meta:object-count="0" meta:page-count="7" meta:paragraph-count="176" meta:word-count="2562" meta:character-count="18808" meta:non-whitespace-character-count="16347"/>
  </office:meta>
</office:document-meta>
</file>